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6000002EB00000428C8831ADFEFAFC1F7.svm" manifest:media-type="image/x-svm"/>
  <manifest:file-entry manifest:full-path="Pictures/200000160000032B00000213FB1A68DF8F01A907.svm" manifest:media-type="image/x-svm"/>
  <manifest:file-entry manifest:full-path="Pictures/100002000000001C00000028756E4BDAC623F7DA.png" manifest:media-type="image/png"/>
  <manifest:file-entry manifest:full-path="Pictures/200000260000037200000428604580E82F22D09D.svm" manifest:media-type="image/x-svm"/>
  <manifest:file-entry manifest:full-path="Pictures/20000016000007D0000003E8BCB9A29947FDDE27.svm" manifest:media-type="image/x-svm"/>
  <manifest:file-entry manifest:full-path="Pictures/100002000000004C00000026523B960C87B233E3.png" manifest:media-type="image/png"/>
  <manifest:file-entry manifest:full-path="Pictures/100002000000002100000028839C6359E9CC854C.png" manifest:media-type="image/png"/>
  <manifest:file-entry manifest:full-path="Pictures/100002000000001F000000147F17E957A4D70C7A.png" manifest:media-type="image/png"/>
  <manifest:file-entry manifest:full-path="Pictures/200000260000036900000428B18F4FCF97890FF3.svm" manifest:media-type="image/x-svm"/>
  <manifest:file-entry manifest:full-path="Pictures/100002000000001F000000141315C4A9BB8C7F80.png" manifest:media-type="image/png"/>
  <manifest:file-entry manifest:full-path="Pictures/2000001600000338000002135D14118326D2116B.svm" manifest:media-type="image/x-svm"/>
  <manifest:file-entry manifest:full-path="Pictures/100002000000002100000028987E854BF5E50403.png" manifest:media-type="image/png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meta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"/>
  <manifest:file-entry manifest:full-path="ObjectReplacements/Object 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"/>
  <manifest:file-entry manifest:full-path="ObjectReplacements/Object 22" manifest:media-type="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1556in" style:rel-column-width="58251*"/>
    </style:style>
    <style:style style:name="Table15.B" style:family="table-column">
      <style:table-column-properties style:column-width="0.769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1556in" style:rel-column-width="58251*"/>
    </style:style>
    <style:style style:name="Table16.B" style:family="table-column">
      <style:table-column-properties style:column-width="0.769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1556in" style:rel-column-width="58251*"/>
    </style:style>
    <style:style style:name="Table17.B" style:family="table-column">
      <style:table-column-properties style:column-width="0.769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1556in" style:rel-column-width="58251*"/>
    </style:style>
    <style:style style:name="Table18.B" style:family="table-column">
      <style:table-column-properties style:column-width="0.769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1556in" style:rel-column-width="58251*"/>
    </style:style>
    <style:style style:name="Table19.B" style:family="table-column">
      <style:table-column-properties style:column-width="0.769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1556in" style:rel-column-width="58251*"/>
    </style:style>
    <style:style style:name="Table20.B" style:family="table-column">
      <style:table-column-properties style:column-width="0.769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1556in" style:rel-column-width="58251*"/>
    </style:style>
    <style:style style:name="Table21.B" style:family="table-column">
      <style:table-column-properties style:column-width="0.769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1556in" style:rel-column-width="58251*"/>
    </style:style>
    <style:style style:name="Table22.B" style:family="table-column">
      <style:table-column-properties style:column-width="0.7694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1556in" style:rel-column-width="58251*"/>
    </style:style>
    <style:style style:name="Table23.B" style:family="table-column">
      <style:table-column-properties style:column-width="0.7694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1556in" style:rel-column-width="58251*"/>
    </style:style>
    <style:style style:name="Table24.B" style:family="table-column">
      <style:table-column-properties style:column-width="0.7694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1556in" style:rel-column-width="58251*"/>
    </style:style>
    <style:style style:name="Table25.B" style:family="table-column">
      <style:table-column-properties style:column-width="0.7694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1556in" style:rel-column-width="58251*"/>
    </style:style>
    <style:style style:name="Table27.B" style:family="table-column">
      <style:table-column-properties style:column-width="0.7694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1556in" style:rel-column-width="58251*"/>
    </style:style>
    <style:style style:name="Table26.B" style:family="table-column">
      <style:table-column-properties style:column-width="0.7694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1556in" style:rel-column-width="58251*"/>
    </style:style>
    <style:style style:name="Table28.B" style:family="table-column">
      <style:table-column-properties style:column-width="0.7694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1556in" style:rel-column-width="58251*"/>
    </style:style>
    <style:style style:name="Table29.B" style:family="table-column">
      <style:table-column-properties style:column-width="0.7694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1556in" style:rel-column-width="58251*"/>
    </style:style>
    <style:style style:name="Table30.B" style:family="table-column">
      <style:table-column-properties style:column-width="0.7694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1556in" style:rel-column-width="58251*"/>
    </style:style>
    <style:style style:name="Table31.B" style:family="table-column">
      <style:table-column-properties style:column-width="0.7694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1556in" style:rel-column-width="58251*"/>
    </style:style>
    <style:style style:name="Table32.B" style:family="table-column">
      <style:table-column-properties style:column-width="0.7694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1556in" style:rel-column-width="58251*"/>
    </style:style>
    <style:style style:name="Table33.B" style:family="table-column">
      <style:table-column-properties style:column-width="0.7694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1556in" style:rel-column-width="58251*"/>
    </style:style>
    <style:style style:name="Table34.B" style:family="table-column">
      <style:table-column-properties style:column-width="0.7694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1556in" style:rel-column-width="58251*"/>
    </style:style>
    <style:style style:name="Table35.B" style:family="table-column">
      <style:table-column-properties style:column-width="0.7694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1556in" style:rel-column-width="58251*"/>
    </style:style>
    <style:style style:name="Table36.B" style:family="table-column">
      <style:table-column-properties style:column-width="0.7694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1556in" style:rel-column-width="58251*"/>
    </style:style>
    <style:style style:name="Table37.B" style:family="table-column">
      <style:table-column-properties style:column-width="0.7694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1556in" style:rel-column-width="58251*"/>
    </style:style>
    <style:style style:name="Table38.B" style:family="table-column">
      <style:table-column-properties style:column-width="0.7694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1556in" style:rel-column-width="58251*"/>
    </style:style>
    <style:style style:name="Table39.B" style:family="table-column">
      <style:table-column-properties style:column-width="0.7694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1556in" style:rel-column-width="58251*"/>
    </style:style>
    <style:style style:name="Table40.B" style:family="table-column">
      <style:table-column-properties style:column-width="0.7694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1556in" style:rel-column-width="58251*"/>
    </style:style>
    <style:style style:name="Table41.B" style:family="table-column">
      <style:table-column-properties style:column-width="0.7694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1556in" style:rel-column-width="58251*"/>
    </style:style>
    <style:style style:name="Table42.B" style:family="table-column">
      <style:table-column-properties style:column-width="0.7694in" style:rel-column-width="7284*"/>
    </style:style>
    <style:style style:name="Table42.A1" style:family="table-cell">
      <style:table-cell-properties style:vertical-align="middle"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1556in" style:rel-column-width="58251*"/>
    </style:style>
    <style:style style:name="Table44.B" style:family="table-column">
      <style:table-column-properties style:column-width="0.7694in" style:rel-column-width="7284*"/>
    </style:style>
    <style:style style:name="Table44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3c0a4" officeooo:paragraph-rsid="0003c0a4"/>
    </style:style>
    <style:style style:name="P3" style:family="paragraph" style:parent-style-name="Text_20_body">
      <style:text-properties officeooo:rsid="000620da" officeooo:paragraph-rsid="0007ea29"/>
    </style:style>
    <style:style style:name="P4" style:family="paragraph" style:parent-style-name="Text_20_body">
      <style:text-properties style:text-underline-style="none" officeooo:rsid="0007ea29" officeooo:paragraph-rsid="00542e8a"/>
    </style:style>
    <style:style style:name="P5" style:family="paragraph" style:parent-style-name="Text_20_body">
      <style:text-properties style:text-underline-style="none" officeooo:rsid="0007ea29" officeooo:paragraph-rsid="0007ea29"/>
    </style:style>
    <style:style style:name="P6" style:family="paragraph" style:parent-style-name="Text_20_body">
      <style:text-properties style:text-underline-style="none" officeooo:rsid="000957c4" officeooo:paragraph-rsid="00571b5d"/>
    </style:style>
    <style:style style:name="P7" style:family="paragraph" style:parent-style-name="Text_20_body">
      <style:text-properties style:text-underline-style="none" officeooo:rsid="000e0d47" officeooo:paragraph-rsid="000e0d47"/>
    </style:style>
    <style:style style:name="P8" style:family="paragraph" style:parent-style-name="Text_20_body">
      <style:text-properties style:text-underline-style="none" officeooo:rsid="000f6249" officeooo:paragraph-rsid="000f6249"/>
    </style:style>
    <style:style style:name="P9" style:family="paragraph" style:parent-style-name="Text_20_body">
      <style:text-properties style:text-underline-style="none" officeooo:rsid="000f6249" officeooo:paragraph-rsid="0037a26f"/>
    </style:style>
    <style:style style:name="P10" style:family="paragraph" style:parent-style-name="Text_20_body">
      <style:text-properties style:text-underline-style="none" officeooo:rsid="0012956d" officeooo:paragraph-rsid="00325306"/>
    </style:style>
    <style:style style:name="P11" style:family="paragraph" style:parent-style-name="Text_20_body">
      <style:text-properties style:text-underline-style="none" officeooo:rsid="00151206" officeooo:paragraph-rsid="00151206"/>
    </style:style>
    <style:style style:name="P12" style:family="paragraph" style:parent-style-name="Text_20_body">
      <style:text-properties style:text-underline-style="none" officeooo:rsid="00151206" officeooo:paragraph-rsid="0073a95a"/>
    </style:style>
    <style:style style:name="P13" style:family="paragraph" style:parent-style-name="Text_20_body">
      <style:text-properties style:text-underline-style="none" officeooo:rsid="0031dc65" officeooo:paragraph-rsid="0031dc65"/>
    </style:style>
    <style:style style:name="P14" style:family="paragraph" style:parent-style-name="Text_20_body">
      <style:text-properties style:text-underline-style="none" officeooo:rsid="003d2356" officeooo:paragraph-rsid="003d2356"/>
    </style:style>
    <style:style style:name="P15" style:family="paragraph" style:parent-style-name="Text_20_body">
      <style:text-properties style:text-underline-style="none" officeooo:rsid="0042365f" officeooo:paragraph-rsid="0042365f"/>
    </style:style>
    <style:style style:name="P16" style:family="paragraph" style:parent-style-name="Text_20_body">
      <style:text-properties officeooo:rsid="001cb207" officeooo:paragraph-rsid="001cb207"/>
    </style:style>
    <style:style style:name="P17" style:family="paragraph" style:parent-style-name="Text_20_body">
      <style:text-properties officeooo:rsid="0067f3b6" officeooo:paragraph-rsid="0067f3b6"/>
    </style:style>
    <style:style style:name="P18" style:family="paragraph" style:parent-style-name="Text_20_body">
      <style:text-properties officeooo:rsid="0069fbe7" officeooo:paragraph-rsid="0069fbe7"/>
    </style:style>
    <style:style style:name="P19" style:family="paragraph" style:parent-style-name="Text_20_body">
      <style:text-properties officeooo:rsid="0072846c" officeooo:paragraph-rsid="0072846c"/>
    </style:style>
    <style:style style:name="P20" style:family="paragraph" style:parent-style-name="Text_20_body">
      <style:text-properties officeooo:rsid="00817d43" officeooo:paragraph-rsid="00817d43"/>
    </style:style>
    <style:style style:name="P21" style:family="paragraph" style:parent-style-name="Text_20_body">
      <style:text-properties officeooo:rsid="009dba94" officeooo:paragraph-rsid="009dba94"/>
    </style:style>
    <style:style style:name="P22" style:family="paragraph" style:parent-style-name="Text_20_body">
      <style:text-properties officeooo:rsid="009dba94" officeooo:paragraph-rsid="00a00550"/>
    </style:style>
    <style:style style:name="P23" style:family="paragraph" style:parent-style-name="Text_20_body">
      <style:text-properties officeooo:rsid="009dba94" officeooo:paragraph-rsid="00a90907"/>
    </style:style>
    <style:style style:name="P24" style:family="paragraph" style:parent-style-name="Text_20_body">
      <style:text-properties officeooo:rsid="009e126d" officeooo:paragraph-rsid="009e126d"/>
    </style:style>
    <style:style style:name="P25" style:family="paragraph" style:parent-style-name="Text_20_body">
      <style:text-properties officeooo:paragraph-rsid="00ab4907"/>
    </style:style>
    <style:style style:name="P26" style:family="paragraph" style:parent-style-name="Text_20_body">
      <style:text-properties officeooo:paragraph-rsid="00accf92"/>
    </style:style>
    <style:style style:name="P27" style:family="paragraph" style:parent-style-name="Text_20_body">
      <style:text-properties officeooo:rsid="00accf92" officeooo:paragraph-rsid="00accf92"/>
    </style:style>
    <style:style style:name="P28" style:family="paragraph" style:parent-style-name="Text_20_body">
      <style:text-properties officeooo:rsid="00ad2d14" officeooo:paragraph-rsid="00ad2d14"/>
    </style:style>
    <style:style style:name="P29" style:family="paragraph" style:parent-style-name="Text_20_body">
      <style:text-properties officeooo:paragraph-rsid="00afc351"/>
    </style:style>
    <style:style style:name="P30" style:family="paragraph" style:parent-style-name="Text_20_body">
      <style:text-properties officeooo:rsid="00afc351" officeooo:paragraph-rsid="00afc351"/>
    </style:style>
    <style:style style:name="P31" style:family="paragraph" style:parent-style-name="Text_20_body">
      <style:text-properties officeooo:rsid="00b26355" officeooo:paragraph-rsid="00b26355"/>
    </style:style>
    <style:style style:name="P32" style:family="paragraph" style:parent-style-name="Text_20_body">
      <style:text-properties fo:font-style="normal" officeooo:rsid="00accf92" officeooo:paragraph-rsid="00accf92" style:font-style-asian="normal" style:font-style-complex="normal"/>
    </style:style>
    <style:style style:name="P33" style:family="paragraph" style:parent-style-name="Text_20_body">
      <style:text-properties fo:font-style="normal" officeooo:rsid="00cee28c" officeooo:paragraph-rsid="00cee28c" style:font-style-asian="normal" style:font-style-complex="normal"/>
    </style:style>
    <style:style style:name="P34" style:family="paragraph" style:parent-style-name="Text_20_body">
      <style:text-properties officeooo:paragraph-rsid="00c3ce19"/>
    </style:style>
    <style:style style:name="P35" style:family="paragraph" style:parent-style-name="Text_20_body">
      <style:text-properties officeooo:rsid="00c845d3" officeooo:paragraph-rsid="00cb6166"/>
    </style:style>
    <style:style style:name="P36" style:family="paragraph" style:parent-style-name="Text_20_body">
      <style:text-properties officeooo:paragraph-rsid="00cb6166"/>
    </style:style>
    <style:style style:name="P37" style:family="paragraph" style:parent-style-name="Text_20_body">
      <style:text-properties officeooo:rsid="00cc939c" officeooo:paragraph-rsid="00cc939c"/>
    </style:style>
    <style:style style:name="P38" style:family="paragraph" style:parent-style-name="Text_20_body">
      <style:text-properties officeooo:rsid="00ce1150" officeooo:paragraph-rsid="00ce1150"/>
    </style:style>
    <style:style style:name="P39" style:family="paragraph" style:parent-style-name="Text_20_body">
      <style:text-properties officeooo:paragraph-rsid="00cee28c"/>
    </style:style>
    <style:style style:name="P40" style:family="paragraph" style:parent-style-name="Text_20_body">
      <style:text-properties officeooo:rsid="00cee28c" officeooo:paragraph-rsid="00cee28c"/>
    </style:style>
    <style:style style:name="P41" style:family="paragraph" style:parent-style-name="Text_20_body">
      <style:text-properties officeooo:rsid="00d14c86" officeooo:paragraph-rsid="00d14c86"/>
    </style:style>
    <style:style style:name="P42" style:family="paragraph" style:parent-style-name="Text_20_body">
      <style:text-properties officeooo:rsid="00d14c86" officeooo:paragraph-rsid="00d19862"/>
    </style:style>
    <style:style style:name="P43" style:family="paragraph" style:parent-style-name="Text_20_body">
      <style:text-properties officeooo:rsid="00d19862" officeooo:paragraph-rsid="00d19862"/>
    </style:style>
    <style:style style:name="P44" style:family="paragraph" style:parent-style-name="Text_20_body">
      <style:text-properties officeooo:rsid="0086def7" officeooo:paragraph-rsid="00c3ce19"/>
    </style:style>
    <style:style style:name="P45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073a95a"/>
    </style:style>
    <style:style style:name="P46" style:family="paragraph" style:parent-style-name="Standard">
      <style:text-properties officeooo:rsid="0085638a" officeooo:paragraph-rsid="00ba7927"/>
    </style:style>
    <style:style style:name="P47" style:family="paragraph" style:parent-style-name="Standard">
      <style:text-properties officeooo:rsid="00ba7927" officeooo:paragraph-rsid="00bc2138"/>
    </style:style>
    <style:style style:name="P48" style:family="paragraph" style:parent-style-name="Standard">
      <style:text-properties officeooo:rsid="00ba7927" officeooo:paragraph-rsid="00bc2e22"/>
    </style:style>
    <style:style style:name="P49" style:family="paragraph" style:parent-style-name="Standard">
      <style:text-properties officeooo:rsid="00bc2138" officeooo:paragraph-rsid="00bc2e22"/>
    </style:style>
    <style:style style:name="P50" style:family="paragraph" style:parent-style-name="Standard">
      <style:text-properties officeooo:paragraph-rsid="00bf9004"/>
    </style:style>
    <style:style style:name="P51" style:family="paragraph" style:parent-style-name="Standard">
      <style:text-properties officeooo:paragraph-rsid="009e126d"/>
    </style:style>
    <style:style style:name="P52" style:family="paragraph" style:parent-style-name="Standard">
      <style:text-properties fo:font-style="normal" officeooo:rsid="0085b9b9" officeooo:paragraph-rsid="00ba7927" style:font-style-asian="normal" style:font-style-complex="normal"/>
    </style:style>
    <style:style style:name="P53" style:family="paragraph" style:parent-style-name="Standard">
      <style:text-properties fo:font-style="normal" officeooo:rsid="00bc2138" officeooo:paragraph-rsid="00bc2138" style:font-style-asian="normal" style:font-style-complex="normal"/>
    </style:style>
    <style:style style:name="P54" style:family="paragraph" style:parent-style-name="Standard">
      <style:text-properties fo:font-style="normal" officeooo:rsid="00ba7927" officeooo:paragraph-rsid="00ba7927" style:font-style-asian="normal" style:font-style-complex="normal"/>
    </style:style>
    <style:style style:name="P55" style:family="paragraph" style:parent-style-name="Standard">
      <style:text-properties fo:font-style="normal" officeooo:rsid="00db3b14" officeooo:paragraph-rsid="00bc2e22" style:font-style-asian="normal" style:font-style-complex="normal"/>
    </style:style>
    <style:style style:name="P56" style:family="paragraph" style:parent-style-name="Standard">
      <style:text-properties fo:font-style="normal" fo:font-weight="normal" officeooo:rsid="00bc2e22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end" style:justify-single-word="false"/>
    </style:style>
    <style:style style:name="P59" style:family="paragraph" style:parent-style-name="center_20_equation">
      <style:text-properties fo:font-style="normal" officeooo:rsid="00db3b14" officeooo:paragraph-rsid="00db3b14" style:font-style-asian="normal" style:font-style-complex="normal"/>
    </style:style>
    <style:style style:name="P60" style:family="paragraph" style:parent-style-name="center_20_equation">
      <style:text-properties fo:font-style="normal" fo:font-weight="normal" officeooo:rsid="00db7700" officeooo:paragraph-rsid="00db7700" style:font-style-asian="normal" style:font-weight-asian="normal" style:font-style-complex="normal" style:font-weight-complex="normal"/>
    </style:style>
    <style:style style:name="P61" style:family="paragraph" style:parent-style-name="Text_20_body" style:list-style-name="L1">
      <style:text-properties style:font-name="Liberation Serif" fo:font-style="normal" officeooo:rsid="00ce1150" officeooo:paragraph-rsid="00ce1150" style:font-style-asian="normal" style:font-style-complex="normal"/>
    </style:style>
    <style:style style:name="P62" style:family="paragraph" style:parent-style-name="Text_20_body" style:list-style-name="L1">
      <style:text-properties officeooo:rsid="00ce1150" officeooo:paragraph-rsid="00ce1150"/>
    </style:style>
    <style:style style:name="P63" style:family="paragraph" style:parent-style-name="Text_20_body" style:list-style-name="L2">
      <style:text-properties officeooo:paragraph-rsid="00cee28c"/>
    </style:style>
    <style:style style:name="P64" style:family="paragraph" style:parent-style-name="Text_20_body">
      <style:text-properties officeooo:paragraph-rsid="00fed9f4"/>
    </style:style>
    <style:style style:name="P65" style:family="paragraph" style:parent-style-name="Text_20_body">
      <style:text-properties officeooo:rsid="00ff52f8" officeooo:paragraph-rsid="00ff52f8"/>
    </style:style>
    <style:style style:name="P66" style:family="paragraph" style:parent-style-name="Text_20_body">
      <style:text-properties officeooo:rsid="0003c0a4" officeooo:paragraph-rsid="0003c0a4"/>
    </style:style>
    <style:style style:name="P67" style:family="paragraph" style:parent-style-name="Text_20_body">
      <style:text-properties style:text-underline-style="none" officeooo:rsid="000957c4" officeooo:paragraph-rsid="0105f3a0"/>
    </style:style>
    <style:style style:name="P68" style:family="paragraph" style:parent-style-name="Heading_20_3">
      <style:text-properties officeooo:rsid="009dba94" officeooo:paragraph-rsid="009dba94"/>
    </style:style>
    <style:style style:name="P69" style:family="paragraph" style:parent-style-name="Heading_20_3">
      <style:text-properties officeooo:rsid="00b98e64" officeooo:paragraph-rsid="00b98e64"/>
    </style:style>
    <style:style style:name="P70" style:family="paragraph" style:parent-style-name="Heading_20_3">
      <style:text-properties officeooo:rsid="008cf6ac" officeooo:paragraph-rsid="00cb6166"/>
    </style:style>
    <style:style style:name="P71" style:family="paragraph" style:parent-style-name="Heading_20_3">
      <style:text-properties officeooo:rsid="0085638a" officeooo:paragraph-rsid="0085638a"/>
    </style:style>
    <style:style style:name="P72" style:family="paragraph" style:parent-style-name="Heading_20_3">
      <style:text-properties officeooo:rsid="0098ef7c" officeooo:paragraph-rsid="0098ef7c"/>
    </style:style>
    <style:style style:name="P73" style:family="paragraph" style:parent-style-name="Heading_20_3">
      <style:text-properties officeooo:rsid="0003c0a4" officeooo:paragraph-rsid="0003c0a4"/>
    </style:style>
    <style:style style:name="P74" style:family="paragraph" style:parent-style-name="Heading_20_3">
      <style:text-properties officeooo:rsid="00fb5db0" officeooo:paragraph-rsid="00fb5db0"/>
    </style:style>
    <style:style style:name="P75" style:family="paragraph" style:parent-style-name="Heading_20_4">
      <style:text-properties officeooo:rsid="00accf92" officeooo:paragraph-rsid="00accf92"/>
    </style:style>
    <style:style style:name="P76" style:family="paragraph" style:parent-style-name="Heading_20_4">
      <style:text-properties officeooo:rsid="00b26355" officeooo:paragraph-rsid="00b26355"/>
    </style:style>
    <style:style style:name="P77" style:family="paragraph" style:parent-style-name="Heading_20_4">
      <style:text-properties officeooo:rsid="00aa22c0" officeooo:paragraph-rsid="00aa22c0"/>
    </style:style>
    <style:style style:name="P78" style:family="paragraph" style:parent-style-name="Heading_20_4">
      <style:text-properties officeooo:rsid="00ab4907" officeooo:paragraph-rsid="00ab4907"/>
    </style:style>
    <style:style style:name="P79" style:family="paragraph" style:parent-style-name="Heading_20_4">
      <style:text-properties officeooo:rsid="00afc351" officeooo:paragraph-rsid="00afc351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end" style:justify-single-word="false"/>
    </style:style>
    <style:style style:name="P82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/>
      <style:paragraph-properties fo:text-align="center"/>
    </style:style>
    <style:style style:name="P8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in" fo:margin-right="0in" fo:margin-top="0in" fo:margin-bottom="0in" fo:line-height="100%" fo:text-indent="0in"/>
    </style:style>
    <style:style style:name="P8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87e"/>
    </style:style>
    <style:style style:name="T2" style:family="text">
      <style:text-properties officeooo:rsid="0007ea29"/>
    </style:style>
    <style:style style:name="T3" style:family="text">
      <style:text-properties officeooo:rsid="000b194e"/>
    </style:style>
    <style:style style:name="T4" style:family="text">
      <style:text-properties officeooo:rsid="000f6249"/>
    </style:style>
    <style:style style:name="T5" style:family="text">
      <style:text-properties officeooo:rsid="00169301"/>
    </style:style>
    <style:style style:name="T6" style:family="text">
      <style:text-properties officeooo:rsid="00195b7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a29" style:font-style-asian="italic" style:font-style-complex="italic"/>
    </style:style>
    <style:style style:name="T9" style:family="text">
      <style:text-properties fo:font-style="italic" officeooo:rsid="00995202" style:font-style-asian="italic" style:font-style-complex="italic"/>
    </style:style>
    <style:style style:name="T10" style:family="text">
      <style:text-properties fo:font-style="italic" officeooo:rsid="00aa22c0" style:font-style-asian="italic" style:font-style-complex="italic"/>
    </style:style>
    <style:style style:name="T11" style:family="text">
      <style:text-properties fo:font-style="italic" officeooo:rsid="00ab4907" style:font-style-asian="italic" style:font-style-complex="italic"/>
    </style:style>
    <style:style style:name="T12" style:family="text">
      <style:text-properties fo:font-style="italic" officeooo:rsid="00accf92" style:font-style-asian="italic" style:font-style-complex="italic"/>
    </style:style>
    <style:style style:name="T13" style:family="text">
      <style:text-properties fo:font-style="italic" officeooo:rsid="00ae6884" style:font-style-asian="italic" style:font-style-complex="italic"/>
    </style:style>
    <style:style style:name="T14" style:family="text">
      <style:text-properties fo:font-style="italic" officeooo:rsid="00af4f77" style:font-style-asian="italic" style:font-style-complex="italic"/>
    </style:style>
    <style:style style:name="T15" style:family="text">
      <style:text-properties fo:font-style="italic" officeooo:rsid="00b75dad" style:font-style-asian="italic" style:font-style-complex="italic"/>
    </style:style>
    <style:style style:name="T16" style:family="text">
      <style:text-properties fo:font-style="italic" officeooo:rsid="00b8c4a4" style:font-style-asian="italic" style:font-style-complex="italic"/>
    </style:style>
    <style:style style:name="T17" style:family="text">
      <style:text-properties fo:font-style="italic" officeooo:rsid="0085638a" style:font-style-asian="italic" style:font-style-complex="italic"/>
    </style:style>
    <style:style style:name="T18" style:family="text">
      <style:text-properties fo:font-style="italic" officeooo:rsid="00ba7927" style:font-style-asian="italic" style:font-style-complex="italic"/>
    </style:style>
    <style:style style:name="T19" style:family="text">
      <style:text-properties fo:font-style="italic" officeooo:rsid="0086def7" style:font-style-asian="italic" style:font-style-complex="italic"/>
    </style:style>
    <style:style style:name="T20" style:family="text">
      <style:text-properties fo:font-style="italic" officeooo:rsid="00840553" style:font-style-asian="italic" style:font-style-complex="italic"/>
    </style:style>
    <style:style style:name="T21" style:family="text">
      <style:text-properties fo:font-style="italic" officeooo:rsid="00d14c86" style:font-style-asian="italic" style:font-style-complex="italic"/>
    </style:style>
    <style:style style:name="T22" style:family="text">
      <style:text-properties fo:font-style="italic" officeooo:rsid="00d19862" style:font-style-asian="italic" style:font-style-complex="italic"/>
    </style:style>
    <style:style style:name="T23" style:family="text">
      <style:text-properties fo:font-style="italic" officeooo:rsid="00d50c8f" style:font-style-asian="italic" style:font-style-complex="italic"/>
    </style:style>
    <style:style style:name="T24" style:family="text">
      <style:text-properties fo:font-style="italic" officeooo:rsid="00cee28c" style:font-style-asian="italic" style:font-style-complex="italic"/>
    </style:style>
    <style:style style:name="T25" style:family="text">
      <style:text-properties officeooo:rsid="001cb207"/>
    </style:style>
    <style:style style:name="T26" style:family="text">
      <style:text-properties officeooo:rsid="00325306"/>
    </style:style>
    <style:style style:name="T27" style:family="text">
      <style:text-properties officeooo:rsid="003415c9"/>
    </style:style>
    <style:style style:name="T28" style:family="text">
      <style:text-properties officeooo:rsid="0037a26f"/>
    </style:style>
    <style:style style:name="T29" style:family="text">
      <style:text-properties officeooo:rsid="0043753e"/>
    </style:style>
    <style:style style:name="T30" style:family="text">
      <style:text-properties officeooo:rsid="0044dbc6"/>
    </style:style>
    <style:style style:name="T31" style:family="text">
      <style:text-properties officeooo:rsid="00542e8a"/>
    </style:style>
    <style:style style:name="T32" style:family="text">
      <style:text-properties officeooo:rsid="00571b5d"/>
    </style:style>
    <style:style style:name="T33" style:family="text">
      <style:text-properties officeooo:rsid="005af2dd"/>
    </style:style>
    <style:style style:name="T34" style:family="text">
      <style:text-properties officeooo:rsid="005c96ca"/>
    </style:style>
    <style:style style:name="T35" style:family="text">
      <style:text-properties officeooo:rsid="0063c991"/>
    </style:style>
    <style:style style:name="T36" style:family="text">
      <style:text-properties officeooo:rsid="006557cc"/>
    </style:style>
    <style:style style:name="T37" style:family="text">
      <style:text-properties officeooo:rsid="006b8f35"/>
    </style:style>
    <style:style style:name="T38" style:family="text">
      <style:text-properties officeooo:rsid="006f2341"/>
    </style:style>
    <style:style style:name="T39" style:family="text">
      <style:text-properties officeooo:rsid="0073a95a"/>
    </style:style>
    <style:style style:name="T40" style:family="text">
      <style:text-properties officeooo:rsid="00753789"/>
    </style:style>
    <style:style style:name="T41" style:family="text">
      <style:text-properties officeooo:rsid="0077fc8c"/>
    </style:style>
    <style:style style:name="T42" style:family="text">
      <style:text-properties officeooo:rsid="007c7339"/>
    </style:style>
    <style:style style:name="T43" style:family="text">
      <style:text-properties officeooo:rsid="007edbd8"/>
    </style:style>
    <style:style style:name="T44" style:family="text">
      <style:text-properties officeooo:rsid="008342b9"/>
    </style:style>
    <style:style style:name="T45" style:family="text">
      <style:text-properties officeooo:rsid="00840553"/>
    </style:style>
    <style:style style:name="T46" style:family="text">
      <style:text-properties fo:color="#000000" style:font-name="Liberation Serif" fo:background-color="#ffffff" loext:char-shading-value="0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officeooo:rsid="00840553"/>
    </style:style>
    <style:style style:name="T49" style:family="text">
      <style:text-properties style:font-name="Liberation Serif" officeooo:rsid="00850fb1"/>
    </style:style>
    <style:style style:name="T50" style:family="text">
      <style:text-properties style:font-name="Liberation Serif" fo:font-style="normal" fo:font-weight="normal" officeooo:rsid="00bdcafa" style:font-style-asian="normal" style:font-weight-asian="normal" style:font-style-complex="normal" style:font-weight-complex="normal"/>
    </style:style>
    <style:style style:name="T51" style:family="text">
      <style:text-properties style:font-name="Liberation Serif" fo:font-style="normal" fo:font-weight="normal" officeooo:rsid="00ca1668" style:font-style-asian="normal" style:font-weight-asian="normal" style:font-style-complex="normal" style:font-weight-complex="normal"/>
    </style:style>
    <style:style style:name="T52" style:family="text">
      <style:text-properties style:font-name="Liberation Serif" fo:font-style="normal" fo:font-weight="normal" officeooo:rsid="00cb6166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tyle="normal" fo:font-weight="normal" officeooo:rsid="00b98e64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style:font-style-asian="normal" style:font-style-complex="normal"/>
    </style:style>
    <style:style style:name="T55" style:family="text">
      <style:text-properties style:font-name="Liberation Serif" fo:font-style="normal" officeooo:rsid="00cd21b9" style:font-style-asian="normal" style:font-style-complex="normal"/>
    </style:style>
    <style:style style:name="T56" style:family="text">
      <style:text-properties style:font-name="Liberation Serif" fo:font-style="italic" style:font-style-asian="italic" style:font-style-complex="italic"/>
    </style:style>
    <style:style style:name="T57" style:family="text">
      <style:text-properties style:font-name="Liberation Serif" fo:font-style="italic" officeooo:rsid="00cd21b9" style:font-style-asian="italic" style:font-style-complex="italic"/>
    </style:style>
    <style:style style:name="T58" style:family="text">
      <style:text-properties style:font-name="Liberation Serif" fo:font-style="italic" fo:font-weight="normal" officeooo:rsid="00bdcafa" style:font-style-asian="italic" style:font-weight-asian="normal" style:font-style-complex="italic" style:font-weight-complex="normal"/>
    </style:style>
    <style:style style:name="T59" style:family="text">
      <style:text-properties style:font-name="Liberation Serif" fo:font-style="italic" fo:font-weight="normal" officeooo:rsid="00b98e64" style:font-style-asian="italic" style:font-weight-asian="normal" style:font-style-complex="italic" style:font-weight-complex="normal"/>
    </style:style>
    <style:style style:name="T60" style:family="text">
      <style:text-properties style:font-name="Liberation Serif" officeooo:rsid="00c98b5e"/>
    </style:style>
    <style:style style:name="T61" style:family="text">
      <style:text-properties style:font-name="Liberation Serif" officeooo:rsid="00cd21b9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85b9b9" style:font-style-asian="normal" style:font-style-complex="normal"/>
    </style:style>
    <style:style style:name="T64" style:family="text">
      <style:text-properties fo:font-style="normal" officeooo:rsid="0086def7" style:font-style-asian="normal" style:font-style-complex="normal"/>
    </style:style>
    <style:style style:name="T65" style:family="text">
      <style:text-properties fo:font-style="normal" officeooo:rsid="00995202" style:font-style-asian="normal" style:font-style-complex="normal"/>
    </style:style>
    <style:style style:name="T66" style:family="text">
      <style:text-properties fo:font-style="normal" officeooo:rsid="009c8047" style:font-style-asian="normal" style:font-style-complex="normal"/>
    </style:style>
    <style:style style:name="T67" style:family="text">
      <style:text-properties fo:font-style="normal" officeooo:rsid="00accf92" style:font-style-asian="normal" style:font-style-complex="normal"/>
    </style:style>
    <style:style style:name="T68" style:family="text">
      <style:text-properties fo:font-style="normal" officeooo:rsid="00aa22c0" style:font-style-asian="normal" style:font-style-complex="normal"/>
    </style:style>
    <style:style style:name="T69" style:family="text">
      <style:text-properties fo:font-style="normal" officeooo:rsid="00ae6884" style:font-style-asian="normal" style:font-style-complex="normal"/>
    </style:style>
    <style:style style:name="T70" style:family="text">
      <style:text-properties fo:font-style="normal" officeooo:rsid="00af4f77" style:font-style-asian="normal" style:font-style-complex="normal"/>
    </style:style>
    <style:style style:name="T71" style:family="text">
      <style:text-properties fo:font-style="normal" officeooo:rsid="00b75dad" style:font-style-asian="normal" style:font-style-complex="normal"/>
    </style:style>
    <style:style style:name="T72" style:family="text">
      <style:text-properties fo:font-style="normal" officeooo:rsid="00b8c4a4" style:font-style-asian="normal" style:font-style-complex="normal"/>
    </style:style>
    <style:style style:name="T73" style:family="text">
      <style:text-properties fo:font-style="normal" officeooo:rsid="00b98e64" style:font-style-asian="normal" style:font-style-complex="normal"/>
    </style:style>
    <style:style style:name="T74" style:family="text">
      <style:text-properties fo:font-style="normal" officeooo:rsid="0085638a" style:font-style-asian="normal" style:font-style-complex="normal"/>
    </style:style>
    <style:style style:name="T75" style:family="text">
      <style:text-properties fo:font-style="normal" officeooo:rsid="00ba7927" style:font-style-asian="normal" style:font-style-complex="normal"/>
    </style:style>
    <style:style style:name="T76" style:family="text">
      <style:text-properties fo:font-style="normal" officeooo:rsid="00bc2138" style:font-style-asian="normal" style:font-style-complex="normal"/>
    </style:style>
    <style:style style:name="T77" style:family="text">
      <style:text-properties fo:font-style="normal" officeooo:rsid="00bf9004" style:font-style-asian="normal" style:font-style-complex="normal"/>
    </style:style>
    <style:style style:name="T78" style:family="text">
      <style:text-properties fo:font-style="normal" officeooo:rsid="00ce9120" style:font-style-asian="normal" style:font-style-complex="normal"/>
    </style:style>
    <style:style style:name="T79" style:family="text">
      <style:text-properties fo:font-style="normal" officeooo:rsid="00cee28c" style:font-style-asian="normal" style:font-style-complex="normal"/>
    </style:style>
    <style:style style:name="T80" style:family="text">
      <style:text-properties fo:font-style="normal" officeooo:rsid="00d14c86" style:font-style-asian="normal" style:font-style-complex="normal"/>
    </style:style>
    <style:style style:name="T81" style:family="text">
      <style:text-properties fo:font-style="normal" style:text-underline-style="solid" style:text-underline-type="double" style:text-underline-width="auto" style:text-underline-color="font-color" officeooo:rsid="009c8047" style:font-style-asian="normal" style:font-style-complex="normal"/>
    </style:style>
    <style:style style:name="T82" style:family="text">
      <style:text-properties fo:font-style="normal" fo:font-weight="normal" officeooo:rsid="00982eea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bdcaf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c0fcae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db98d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dc7bd1" style:font-style-asian="normal" style:font-weight-asian="normal" style:font-style-complex="normal" style:font-weight-complex="normal"/>
    </style:style>
    <style:style style:name="T87" style:family="text">
      <style:text-properties officeooo:rsid="0086def7"/>
    </style:style>
    <style:style style:name="T88" style:family="text">
      <style:text-properties officeooo:rsid="0094be39"/>
    </style:style>
    <style:style style:name="T89" style:family="text">
      <style:text-properties officeooo:rsid="00995202"/>
    </style:style>
    <style:style style:name="T90" style:family="text">
      <style:text-properties officeooo:rsid="00a00550"/>
    </style:style>
    <style:style style:name="T91" style:family="text">
      <style:text-properties officeooo:rsid="00aa22c0"/>
    </style:style>
    <style:style style:name="T92" style:family="text">
      <style:text-properties officeooo:rsid="00ab4907"/>
    </style:style>
    <style:style style:name="T93" style:family="text">
      <style:text-properties fo:font-weight="bold" officeooo:rsid="00ab4907" style:font-weight-asian="bold" style:font-weight-complex="bold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aa22c0" style:font-weight-asian="normal" style:font-weight-complex="normal"/>
    </style:style>
    <style:style style:name="T96" style:family="text">
      <style:text-properties officeooo:rsid="00b5640b"/>
    </style:style>
    <style:style style:name="T97" style:family="text">
      <style:text-properties officeooo:rsid="0085638a"/>
    </style:style>
    <style:style style:name="T98" style:family="text">
      <style:text-properties officeooo:rsid="00cee28c"/>
    </style:style>
    <style:style style:name="T99" style:family="text">
      <style:text-properties officeooo:rsid="00d14c86"/>
    </style:style>
    <style:style style:name="T100" style:family="text">
      <style:text-properties style:text-position="super 58%" fo:font-style="italic" style:font-style-asian="italic" style:font-style-complex="italic"/>
    </style:style>
    <style:style style:name="T101" style:family="text">
      <style:text-properties style:text-position="super 58%" fo:font-style="italic" officeooo:rsid="00d14c86" style:font-style-asian="italic" style:font-style-complex="italic"/>
    </style:style>
    <style:style style:name="T102" style:family="text">
      <style:text-properties officeooo:rsid="00e14a55"/>
    </style:style>
    <style:style style:name="T103" style:family="text">
      <style:text-properties officeooo:rsid="00e24e4c"/>
    </style:style>
    <style:style style:name="T104" style:family="text">
      <style:text-properties officeooo:rsid="00e453cd"/>
    </style:style>
    <style:style style:name="T105" style:family="text">
      <style:text-properties officeooo:rsid="00fc3448"/>
    </style:style>
    <style:style style:name="T106" style:family="text"/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201in" fo:border="0.99pt solid #000000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37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1.0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0.976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563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7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272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508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dash" draw:stroke-dash="Dashed_20__28_var_29_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291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h text:style-name="P68" text:outline-level="3">Common Line Properties</text:h>
      <text:p text:style-name="P23">In many of the formulas below, we will need several parameters, as defined in this section.</text:p>
      <text:h text:style-name="P75" text:outline-level="4">Units</text:h>
      <text:p text:style-name="P27">Manufacturers can either specify transmission line parameters in the English system or in the Metric system. <text:s/>In all equations that follow, we assume that one measurement system will be chosen and used consistently.</text:p>
      <text:h text:style-name="P76" text:outline-level="4">Length</text:h>
      <text:p text:style-name="P31">The length <draw:frame draw:style-name="fr1" draw:name="Object74" text:anchor-type="as-char" svg:y="-0.1484in" svg:width="0.1602in" svg:height="0.1839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text:s/>of a transmission line is generally expressed in either <text:span text:style-name="T7">meters</text:span> or <text:span text:style-name="T7">feet</text:span>.</text:p>
      <text:h text:style-name="Heading_20_4" text:outline-level="4">Velocity Factor</text:h>
      <text:p text:style-name="P22">In a vacuum, electrical waves travel at the speed of light (<text:span text:style-name="T7">c</text:span>), which is 299792458 meters per second. <text:s/>In the English system, this is appropriately 983571056 feet per second.</text:p>
      <text:p text:style-name="P24">In a transmission line, electrical waves travel more slowly, which we describe <text:span text:style-name="T90">by</text:span> the velocity factor <text:span text:style-name="T92">(</text:span><text:span text:style-name="T11">vf</text:span><text:span text:style-name="T92">)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7"><draw:frame draw:style-name="fr1" draw:name="Object56" text:anchor-type="as-char" svg:y="-0.2437in" svg:width="3.3693in" svg:height="0.3929in" draw:z-index="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.A1" office:value-type="string">
              <text:p text:style-name="P5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1"/>
      <text:p text:style-name="P21">The velocity factor is a unitless quantity, <text:span text:style-name="T96">and will be less than 1.0; typical values range from 0.6 to 0.9 or so</text:span>.</text:p>
      <text:h text:style-name="P77" text:outline-level="4">Wavelength</text:h>
      <text:p text:style-name="P29"><text:span text:style-name="T91">Wavelength </text:span><text:span text:style-name="T91"><draw:frame draw:style-name="fr1" draw:name="Object75" text:anchor-type="as-char" svg:y="-0.152in" svg:width="0.3083in" svg:height="0.2in" draw:z-index="1"><draw:object xlink:href="./Object 75" xlink:type="simple" xlink:show="embed" xlink:actuate="onLoad"/><draw:image xlink:href="./ObjectReplacements/Object 75" xlink:type="simple" xlink:show="embed" xlink:actuate="onLoad"/></draw:frame></text:span><text:span text:style-name="T91"><text:s/>in a transmission line is defined in terms of the frequency of a signal and the velocity factor of the line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7"><draw:frame draw:style-name="fr1" draw:name="Object57" text:anchor-type="as-char" svg:y="-0.2437in" svg:width="1.5516in" svg:height="0.3929in" draw:z-index="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able:table-cell>
            <table:table-cell table:style-name="Table2.A1" office:value-type="string">
              <text:p text:style-name="P5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8">The units of wavelength will typically either be <text:span text:style-name="T7">meters per cycle</text:span> or <text:span text:style-name="T7">feet per cycle</text:span><text:span text:style-name="T62">, although smaller units may be used at very high frequencies. <text:s/></text:span><text:span text:style-name="T71">Often, we just say “</text:span><text:span text:style-name="T16">the wavelength is </text:span><text:span text:style-name="T15">40 meters</text:span><text:span text:style-name="T71">”, but we really mean “</text:span><text:span text:style-name="T15">40 meters per cycle</text:span><text:span text:style-name="T71">”.</text:span></text:p>
      <text:h text:style-name="P77" text:outline-level="4">Phase Constant</text:h>
      <text:p text:style-name="P25"><text:span text:style-name="T91">The phase constant </text:span><text:span text:style-name="T93"><draw:frame draw:style-name="fr1" draw:name="Object76" text:anchor-type="as-char" svg:y="-0.152in" svg:width="0.2937in" svg:height="0.2in" draw:z-index="2"><draw:object xlink:href="./Object 76" xlink:type="simple" xlink:show="embed" xlink:actuate="onLoad"/><draw:image xlink:href="./ObjectReplacements/Object 76" xlink:type="simple" xlink:show="embed" xlink:actuate="onLoad"/></draw:frame></text:span><text:span text:style-name="T95">is</text:span><text:span text:style-name="T91"> defined in terms of the wavelength in a line, expressed as </text:span><text:span text:style-name="T10">radians per unit length</text:span><text:span text:style-name="T68">, </text:span><text:span text:style-name="T69">i.e. </text:span><text:span text:style-name="T13">radians per meter</text:span><text:span text:style-name="T69"> or </text:span><text:span text:style-name="T13">radians per foot</text:span><text:span text:style-name="T68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7"><draw:frame draw:style-name="fr1" draw:name="Object58" text:anchor-type="as-char" svg:y="-0.2437in" svg:width="0.5437in" svg:height="0.3429in" draw:z-index="1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/table:table-cell>
            <table:table-cell table:style-name="Table3.A1" office:value-type="string">
              <text:p text:style-name="P58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78" text:outline-level="4"><text:soft-page-break/>Attenuation</text:h>
      <text:p text:style-name="P26"><text:span text:style-name="T92">Attenuation </text:span><text:span text:style-name="T92"><draw:frame draw:style-name="fr1" draw:name="Object77" text:anchor-type="as-char" svg:y="-0.152in" svg:width="0.3161in" svg:height="0.2in" draw:z-index="3"><draw:object xlink:href="./Object 77" xlink:type="simple" xlink:show="embed" xlink:actuate="onLoad"/><draw:image xlink:href="./ObjectReplacements/Object 77" xlink:type="simple" xlink:show="embed" xlink:actuate="onLoad"/></draw:frame></text:span><text:span text:style-name="T92"><text:s/>is defined in terms of the cable loss, which is typically specified in </text:span><text:span text:style-name="T12">dB per 100 feet</text:span><text:span text:style-name="T67"> or </text:span><text:span text:style-name="T12">dB per 100 meters</text:span><text:span text:style-name="T67">. <text:s/>However, </text:span><text:span text:style-name="T72">for most equations, we need </text:span><text:span text:style-name="T67">attenuation as </text:span><text:span text:style-name="T12">nepers per unit length</text:span><text:span text:style-name="T67">, </text:span><text:span text:style-name="T70">i.e. </text:span><text:span text:style-name="T14">nepers per meter</text:span><text:span text:style-name="T70"> or </text:span><text:span text:style-name="T14">nepers per foot</text:span><text:span text:style-name="T67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7"><draw:frame draw:style-name="fr1" draw:name="Object51" text:anchor-type="as-char" svg:y="-0.2598in" svg:width="3.9827in" svg:height="0.4083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4.A1" office:value-type="string">
              <text:p text:style-name="P5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2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7"><draw:frame draw:style-name="fr1" draw:name="Object52" text:anchor-type="as-char" svg:y="-0.2598in" svg:width="4.1728in" svg:height="0.4083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5.A1" office:value-type="string">
              <text:p text:style-name="P58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P79" text:outline-level="4">Complex Loss Coefficient</text:h>
      <text:p text:style-name="P30">The complex loss coefficient is defined in terms of <draw:frame draw:style-name="fr1" draw:name="Object79" text:anchor-type="as-char" svg:y="-0.0846in" svg:width="0.1898in" svg:height="0.0953in" draw:z-index="16"><draw:object xlink:href="./Object 79" xlink:type="simple" xlink:show="embed" xlink:actuate="onLoad"/><draw:image xlink:href="./ObjectReplacements/Object 79" xlink:type="simple" xlink:show="embed" xlink:actuate="onLoad"/></draw:frame><text:s/>and <draw:frame draw:style-name="fr1" draw:name="Object78" text:anchor-type="as-char" svg:y="-0.1228in" svg:width="0.1701in" svg:height="0.1646in" draw:z-index="18"><draw:object xlink:href="./Object 78" xlink:type="simple" xlink:show="embed" xlink:actuate="onLoad"/><draw:image xlink:href="./ObjectReplacements/Object 78" xlink:type="simple" xlink:show="embed" xlink:actuate="onLoad"/></draw:frame><text:span text:style-name="T94">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7"><draw:frame draw:style-name="fr1" draw:name="Object49" text:anchor-type="as-char" svg:y="-0.1484in" svg:width="0.7339in" svg:height="0.1902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6.A1" office:value-type="string">
              <text:p text:style-name="P58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P69" text:outline-level="3"><text:bookmark-start text:name="__RefNumPara__1260_4254592518"/>Relating Cable Impedance to Resistance and Reactance<text:bookmark-end text:name="__RefNumPara__1260_4254592518"/></text:h>
      <text:p text:style-name="P46"><text:span text:style-name="T62">While many of the parameters of a </text:span><text:span text:style-name="T75">transmission </text:span><text:span text:style-name="T62">line are easy to find </text:span><text:span text:style-name="T75">in a typical datasheet</text:span><text:span text:style-name="T62">, cable </text:span><text:span text:style-name="T64">characteristic </text:span><text:span text:style-name="T73">resistance </text:span><text:span text:style-name="T73"><draw:frame draw:style-name="fr1" draw:name="Object84" text:anchor-type="as-char" svg:y="-0.1484in" svg:width="0.248in" svg:height="0.2091in" draw:z-index="1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73">, and </text:span><text:span text:style-name="T62">reactance </text:span><text:span text:style-name="T62"><draw:frame draw:style-name="fr1" draw:name="Object85" text:anchor-type="as-char" svg:y="-0.1484in" svg:width="0.2602in" svg:height="0.2091in" draw:z-index="22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2"><text:s/></text:span><text:span text:style-name="T73">are</text:span><text:span text:style-name="T62"> typically not specified </text:span><text:span text:style-name="T75">by the </text:span><text:span text:style-name="T76">cable </text:span><text:span text:style-name="T75">manufacturers</text:span><text:span text:style-name="T62">. <text:s/>Therefore, we </text:span><text:span text:style-name="T76">must </text:span><text:span text:style-name="T75">calculate </text:span><text:span text:style-name="T75"><draw:frame draw:style-name="fr1" draw:name="Object86" text:anchor-type="as-char" svg:y="-0.1484in" svg:width="0.248in" svg:height="0.2091in" draw:z-index="2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5"><text:s/>and </text:span><text:span text:style-name="T75"><draw:frame draw:style-name="fr1" draw:name="Object87" text:anchor-type="as-char" svg:y="-0.1484in" svg:width="0.2602in" svg:height="0.2091in" draw:z-index="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5"><text:s/>from </text:span><text:span text:style-name="T75"><draw:frame draw:style-name="fr1" draw:name="Object88" text:anchor-type="as-char" svg:y="-0.1492in" svg:width="0.3311in" svg:height="0.2102in" draw:z-index="2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5">, a parameter which </text:span><text:span text:style-name="T18">is</text:span><text:span text:style-name="T75"> specified by cable manufacturers</text:span><text:span text:style-name="T62">.</text:span></text:p>
      <text:p text:style-name="P52"/>
      <text:p text:style-name="P47"><text:span text:style-name="T63">T</text:span><text:span text:style-name="T62">o perform this calculation, we need </text:span><text:span text:style-name="T62"><draw:frame draw:style-name="fr1" draw:name="Object89" text:anchor-type="as-char" svg:y="-0.1492in" svg:width="0.9307in" svg:height="0.2102in" draw:z-index="2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2">. <text:s/></text:span><text:span text:style-name="T76">We can find </text:span><text:span text:style-name="T76"><draw:frame draw:style-name="fr1" draw:name="Object104" text:anchor-type="as-char" svg:y="-0.0846in" svg:width="0.1898in" svg:height="0.0953in" draw:z-index="30"><draw:object xlink:href="./Object 104" xlink:type="simple" xlink:show="embed" xlink:actuate="onLoad"/><draw:image xlink:href="./ObjectReplacements/Object 104" xlink:type="simple" xlink:show="embed" xlink:actuate="onLoad"/></draw:frame></text:span><text:span text:style-name="T76"><text:s/>and </text:span><text:span text:style-name="T76"><draw:frame draw:style-name="fr1" draw:name="Object105" text:anchor-type="as-char" svg:y="-0.1228in" svg:width="0.1701in" svg:height="0.1646in" draw:z-index="31"><draw:object xlink:href="./Object 105" xlink:type="simple" xlink:show="embed" xlink:actuate="onLoad"/><draw:image xlink:href="./ObjectReplacements/Object 105" xlink:type="simple" xlink:show="embed" xlink:actuate="onLoad"/></draw:frame></text:span><text:span text:style-name="T76"><text:s/>from the velocity factor, wavelength, and attenuation, as described </text:span><text:span text:style-name="T77">previously</text:span><text:span text:style-name="T76">.</text:span></text:p>
      <text:p text:style-name="P53"/>
      <text:p text:style-name="P48"><text:span text:style-name="T76">We know that transmission line impedance has a real and imaginary part, so </text:span><text:span text:style-name="T76"><draw:frame draw:style-name="fr1" draw:name="Object92" text:anchor-type="as-char" svg:y="-0.1484in" svg:width="0.9236in" svg:height="0.2091in" draw:z-index="34"><draw:object xlink:href="./Object 92" xlink:type="simple" xlink:show="embed" xlink:actuate="onLoad"/><draw:image xlink:href="./ObjectReplacements/Object 92" xlink:type="simple" xlink:show="embed" xlink:actuate="onLoad"/></draw:frame></text:span><text:span text:style-name="T76">, where the negative sign implies that the reactance is capacitive. <text:s/></text:span><text:span text:style-name="T76"><draw:frame draw:style-name="fr1" draw:name="Object94" text:anchor-type="as-char" svg:y="-0.1484in" svg:width="0.248in" svg:height="0.2091in" draw:z-index="39"><draw:object xlink:href="./Object 94" xlink:type="simple" xlink:show="embed" xlink:actuate="onLoad"/><draw:image xlink:href="./ObjectReplacements/Object 94" xlink:type="simple" xlink:show="embed" xlink:actuate="onLoad"/></draw:frame></text:span><text:span text:style-name="T76"><text:s/>and </text:span><text:span text:style-name="T76"><draw:frame draw:style-name="fr1" draw:name="Object95" text:anchor-type="as-char" svg:y="-0.1484in" svg:width="0.2602in" svg:height="0.2091in" draw:z-index="42"><draw:object xlink:href="./Object 95" xlink:type="simple" xlink:show="embed" xlink:actuate="onLoad"/><draw:image xlink:href="./ObjectReplacements/Object 95" xlink:type="simple" xlink:show="embed" xlink:actuate="onLoad"/></draw:frame></text:span><text:span text:style-name="T76"><text:s/>are at right angles in the complex plane, so by the Pythagorean theorem, we have:</text:span></text:p>
      <text:p text:style-name="P59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7"><draw:frame draw:style-name="fr1" draw:name="Object96" text:anchor-type="as-char" svg:y="-0.1898in" svg:width="1.0161in" svg:height="0.2508in" draw:z-index="5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7.A1" office:value-type="string">
              <text:p text:style-name="P5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54"/>
      <text:p text:style-name="P49"><text:span text:style-name="T62">We also know that </text:span><text:span text:style-name="T62"><draw:frame draw:style-name="fr1" draw:name="Object90" text:anchor-type="as-char" svg:y="-0.1484in" svg:width="0.248in" svg:height="0.2091in" draw:z-index="43"><draw:object xlink:href="./Object 90" xlink:type="simple" xlink:show="embed" xlink:actuate="onLoad"/><draw:image xlink:href="./ObjectReplacements/Object 90" xlink:type="simple" xlink:show="embed" xlink:actuate="onLoad"/></draw:frame></text:span><text:span text:style-name="T62"><text:s/>and </text:span><text:span text:style-name="T62"><draw:frame draw:style-name="fr1" draw:name="Object97" text:anchor-type="as-char" svg:y="-0.1484in" svg:width="0.2602in" svg:height="0.2091in" draw:z-index="48"><draw:object xlink:href="./Object 97" xlink:type="simple" xlink:show="embed" xlink:actuate="onLoad"/><draw:image xlink:href="./ObjectReplacements/Object 97" xlink:type="simple" xlink:show="embed" xlink:actuate="onLoad"/></draw:frame></text:span><text:span text:style-name="T62"><text:s/>are related by:</text:span></text:p>
      <text:p text:style-name="P55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57"><draw:frame draw:style-name="fr1" draw:name="Object91" text:anchor-type="as-char" svg:y="-0.1547in" svg:width="0.8555in" svg:height="0.2839in" draw:z-index="5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8.A1" office:value-type="string">
              <text:p text:style-name="P5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54"/>
      <text:p text:style-name="P50"><text:span text:style-name="T88">Substituting Eq. 2 into Eq. 1 and solving for </text:span><text:span text:style-name="T88"><draw:frame draw:style-name="fr1" draw:name="Object103" text:anchor-type="as-char" svg:y="-0.1484in" svg:width="0.248in" svg:height="0.2091in" draw:z-index="49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8"><text:s/>we get:</text:span></text:p>
      <text:p text:style-name="P6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57"><draw:frame draw:style-name="fr1" draw:name="Object93" text:anchor-type="as-char" svg:y="-0.2701in" svg:width="1.0228in" svg:height="0.7201in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able:table-cell>
            <table:table-cell table:style-name="Table9.A1" office:value-type="string">
              <text:p text:style-name="P5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56"/>
      <text:p text:style-name="Text_20_body"><text:soft-page-break/><text:span text:style-name="T83">All the variables in </text:span><text:span text:style-name="T86">Eq. </text:span><text:span text:style-name="Internet_20_link"><text:span text:style-name="T85"><text:sequence-ref text:reference-format="text" text:ref-name="refText8">(9)</text:sequence-ref></text:span></text:span><text:span text:style-name="T83"><text:s/>are available on the datasheet, so we can calculate</text:span><text:span text:style-name="T82"> </text:span><text:span text:style-name="T82"><draw:frame draw:style-name="fr1" draw:name="Object99" text:anchor-type="as-char" svg:y="-0.1484in" svg:width="0.248in" svg:height="0.2091in" draw:z-index="5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2">. <text:s/></text:span><text:span text:style-name="T83">We</text:span><text:span text:style-name="T82"> can </text:span><text:span text:style-name="T84">then</text:span><text:span text:style-name="T82"> find </text:span><text:span text:style-name="T82"><draw:frame draw:style-name="fr1" draw:name="Object100" text:anchor-type="as-char" svg:y="-0.1484in" svg:width="0.2602in" svg:height="0.2091in" draw:z-index="59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2"><text:s/></text:span><text:span text:style-name="T83">from Eq. </text:span><text:span text:style-name="Internet_20_link"><text:span text:style-name="T83"><text:sequence-ref text:reference-format="text" text:ref-name="refText7">(8)</text:sequence-ref></text:span></text:span><text:span text:style-name="T83">.</text:span></text:p>
      <text:h text:style-name="P70" text:outline-level="3">Manufacturer-Specified Line</text:h>
      <text:p text:style-name="P35">Source file cableTypes.cpp contains tables of parameters taken from manufacturer’s datasheets for many commercial transmission lines.</text:p>
      <text:p text:style-name="P36"><text:span text:style-name="T45">Manufacturers typically specify matched line loss at a few frequencies. <text:s/></text:span><text:span text:style-name="T20">tline</text:span><text:span text:style-name="T45"> needs to interpolate to find the attenuation at other frequencies. <text:s/>If the manufacturer data are plotted on a log-log graph, we generally get a straight line. <text:s/>Therefore, when interpolating, we first take the log of the manufacturer frequencies and corresponding attenuation, perform the interpolation, then take the anti-log of the result. </text:span><text:span text:style-name="T48"><text:s/>See cableTypes::findAtten() in </text:span><text:span text:style-name="T46">cableTypes.cpp </text:span><text:span text:style-name="T49">for the source code.</text:span></text:p>
      <text:p text:style-name="cross_20_reference"><text:span text:style-name="T52">The tables of data also contain the velocity factor, the cable impedance, and the maximum allowed cable voltage. <text:s/></text:span><text:span text:style-name="T58">tline</text:span><text:span text:style-name="T50"> </text:span><text:span text:style-name="T51">uses the table data to </text:span><text:span text:style-name="T50">solve for the cable’s characteristic resistance and reactance </text:span><text:span text:style-name="T52">as described in </text:span><text:span text:style-name="Internet_20_link"><text:span text:style-name="T59"><text:bookmark-ref text:reference-format="text" text:ref-name="__RefNumPara__1260_4254592518">Relating Cable Impedance to Resistance and Reactance</text:bookmark-ref></text:span></text:span><text:span text:style-name="T53"><text:s/></text:span><text:span text:style-name="T52">above</text:span><text:span text:style-name="T50">.</text:span></text:p>
      <text:h text:style-name="P71" text:outline-level="3">User-Specified Line</text:h>
      <text:p text:style-name="P34"><text:span text:style-name="T97">While </text:span><text:span text:style-name="T17">tline </text:span><text:span text:style-name="T74">contains data for many different types of line, it may also be desirable to handle user-specified line. <text:s/></text:span><text:span text:style-name="T87"><text:s text:c="2"/>Selecting “User-Defined Transmission Line” in the pull-down on </text:span><text:span text:style-name="T19">tline’s</text:span><text:span text:style-name="T87"> main page brings up a dialog where the user can enter the parameters from the manufacturer datasheet. <text:s/>If the user fills in the impedance value, </text:span><text:span text:style-name="T19">tline</text:span><text:span text:style-name="T87"> will calculate the resistance and reactance. <text:s/>The user can also override the calculated resistance and/or reactance; </text:span><text:span text:style-name="T19">tline</text:span><text:span text:style-name="T87"> will then calculate a new value for the impedance. <text:s/>See file userLine.cpp for the source code. <text:s/>In particular:</text:span></text:p>
      <text:p text:style-name="P44">ResistanceReactanceFromImpedance(), as the name implies, calculates the resistance and reactance from the impedance.</text:p>
      <text:p text:style-name="P44">ImpedanceFromResistanceReactance() calculates the impedance from the resistance and reactance.</text:p>
      <text:p text:style-name="P37"><text:span text:style-name="T60">N</text:span><text:span text:style-name="T47">ote that it is unlikely that the manufacturer will specify the attenuation at the exact frequency one wishes to analyze. <text:s/>Therefore, </text:span><text:span text:style-name="T61">one</text:span><text:span text:style-name="T47"> will have to manually interpolate the datasheet data to find the attenuation at the desired frequency. <text:s/></text:span><text:span text:style-name="T61">It is best to do this on a log-log graph, as previously described. <text:s/>Alternatively, since the source code for </text:span><text:span text:style-name="T57">tline</text:span><text:span text:style-name="T55"> is available, one could add a new cable type, recompile, and let </text:span><text:span text:style-name="T57">tline</text:span><text:span text:style-name="T55"> perform the interpolation.</text:span></text:p>
      <text:p text:style-name="P38"><text:span text:style-name="T55">N</text:span><text:span text:style-name="T54">ote that adding a new cable type to </text:span><text:span text:style-name="T56">tline’s</text:span><text:span text:style-name="T54"> source code involves:</text:span></text:p>
      <text:list xml:id="list3335160180" text:style-name="L1">
        <text:list-item>
          <text:p text:style-name="P61">Editing cableTypes.cpp to add the new data tables</text:p>
        </text:list-item>
        <text:list-item>
          <text:p text:style-name="P62"><text:span text:style-name="T54">Running the wxFormBuilder tool and adding the exact same cable name string to the ui_cableType wxComboBox </text:span><text:span text:style-name="T56">choices</text:span><text:span text:style-name="T54"> field</text:span></text:p>
        </text:list-item>
        <text:list-item>
          <text:p text:style-name="P61">Typing “F8” in wxFormBuilder to regenerate the tlineUI source files</text:p>
        </text:list-item>
      </text:list>
      <text:h text:style-name="P72" text:outline-level="3"><text:soft-page-break/>Impedance At The Input Of A Line</text:h>
      <text:p text:style-name="P39"><text:span text:style-name="T89">The </text:span><text:span text:style-name="T9">Transmission Line Equation</text:span><text:span text:style-name="T65"> can be used to find the impedance at the input of a line. <text:s/></text:span><text:span text:style-name="T79">The variables in the transmission line equation are complex numbers, and the equation uses hyperbolic trigonometric functions of complex variables. <text:s/>This is easy to do by computer, but hard to do on paper.</text:span></text:p>
      <text:p text:style-name="P33">The following variables are needed:</text:p>
      <text:list xml:id="list834912427" text:style-name="L2">
        <text:list-item>
          <text:p text:style-name="P63"><text:span text:style-name="T78">complex </text:span><text:span text:style-name="T65">impedance of the load </text:span><text:span text:style-name="T81"><draw:frame draw:style-name="fr1" draw:name="Object66" text:anchor-type="as-char" svg:y="-0.1484in" svg:width="0.2492in" svg:height="0.2091in" draw:z-index="44"><draw:object xlink:href="./Object 66" xlink:type="simple" xlink:show="embed" xlink:actuate="onLoad"/><draw:image xlink:href="./ObjectReplacements/Object 66" xlink:type="simple" xlink:show="embed" xlink:actuate="onLoad"/></draw:frame></text:span></text:p>
        </text:list-item>
        <text:list-item>
          <text:p text:style-name="P63"><text:span text:style-name="T78">complex </text:span><text:span text:style-name="T65">characteristic impedance of the cable itself </text:span><text:span text:style-name="T66"><draw:frame draw:style-name="fr1" draw:name="Object67" text:anchor-type="as-char" svg:y="-0.1484in" svg:width="0.2398in" svg:height="0.2091in" draw:z-index="45"><draw:object xlink:href="./Object 67" xlink:type="simple" xlink:show="embed" xlink:actuate="onLoad"/><draw:image xlink:href="./ObjectReplacements/Object 67" xlink:type="simple" xlink:show="embed" xlink:actuate="onLoad"/></draw:frame></text:span></text:p>
        </text:list-item>
        <text:list-item>
          <text:p text:style-name="P63"><text:span text:style-name="T79">complex</text:span><text:span text:style-name="T65"> loss coefficient </text:span><text:span text:style-name="T65"><draw:frame draw:style-name="fr1" draw:name="Object69" text:anchor-type="as-char" svg:y="-0.1484in" svg:width="0.1626in" svg:height="0.1839in" draw:z-index="46"><draw:object xlink:href="./Object 69" xlink:type="simple" xlink:show="embed" xlink:actuate="onLoad"/><draw:image xlink:href="./ObjectReplacements/Object 69" xlink:type="simple" xlink:show="embed" xlink:actuate="onLoad"/></draw:frame></text:span></text:p>
        </text:list-item>
        <text:list-item>
          <text:p text:style-name="P63"><text:span text:style-name="T65">length of the line </text:span><text:span text:style-name="T65"><draw:frame draw:style-name="fr1" draw:name="Object70" text:anchor-type="as-char" svg:y="-0.1484in" svg:width="0.1602in" svg:height="0.1839in" draw:z-index="47"><draw:object xlink:href="./Object 70" xlink:type="simple" xlink:show="embed" xlink:actuate="onLoad"/><draw:image xlink:href="./ObjectReplacements/Object 70" xlink:type="simple" xlink:show="embed" xlink:actuate="onLoad"/></draw:frame></text:span></text:p>
        </text:list-item>
      </text:list>
      <text:p text:style-name="P39"><text:span text:style-name="T65">G</text:span><text:span text:style-name="T79">iven those variables, </text:span><text:span text:style-name="T24">tline</text:span><text:span text:style-name="T79"> solves for the input impedance </text:span><text:span text:style-name="T79"><draw:frame draw:style-name="fr1" draw:name="Object48" text:anchor-type="as-char" svg:y="-0.1484in" svg:width="0.2717in" svg:height="0.2091in" draw:z-index="60"><draw:object xlink:href="./Object 49" xlink:type="simple" xlink:show="embed" xlink:actuate="onLoad"/><draw:image xlink:href="./ObjectReplacements/Object 49" xlink:type="simple" xlink:show="embed" xlink:actuate="onLoad"/></draw:frame></text:span><text:span text:style-name="T79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57"><draw:frame draw:style-name="fr1" draw:name="Object65" text:anchor-type="as-char" svg:y="-0.2728in" svg:width="2.3772in" svg:height="0.4508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10.A1" office:value-type="string">
              <text:p text:style-name="P5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center_20_equation"/>
      <text:p text:style-name="P41">This equation may be found in <text:span text:style-name="T104">chapter 24 of </text:span><text:span text:style-name="T7">Reference Data For Radio Engineers, 6</text:span><text:span text:style-name="T100">th</text:span><text:span text:style-name="T7"> edition</text:span><text:span text:style-name="T62">, ISBN 0-672-21218-8.</text:span></text:p>
      <text:p text:style-name="P41">See function <text:span text:style-name="T7">impedanceAtInput()</text:span><text:span text:style-name="T62"> in file </text:span><text:span text:style-name="T7">tlineLogic.cpp</text:span><text:span text:style-name="T62">.</text:span></text:p>
      <text:h text:style-name="Heading_20_3" text:outline-level="3">Im<text:span text:style-name="T98">pedance At The Far End Of A Line</text:span></text:h>
      <text:p text:style-name="P40"><text:span text:style-name="T102">If we plan to install a remote antenna tuner at an antenna,</text:span> we <text:span text:style-name="T102">may </text:span>wish to find the impedance at the far end of <text:span text:style-name="T102">the</text:span> transmission line, given a known impedance at the input of the line. <text:s/>I.e. we wish to find <draw:frame draw:style-name="fr1" draw:name="Object53" text:anchor-type="as-char" svg:y="-0.1484in" svg:width="0.2492in" svg:height="0.2091in" draw:z-index="61"><draw:object xlink:href="./Object 53" xlink:type="simple" xlink:show="embed" xlink:actuate="onLoad"/><draw:image xlink:href="./ObjectReplacements/Object 53" xlink:type="simple" xlink:show="embed" xlink:actuate="onLoad"/></draw:frame><text:s/>given <draw:frame draw:style-name="fr1" draw:name="Object54" text:anchor-type="as-char" svg:y="-0.1484in" svg:width="0.2717in" svg:height="0.2091in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. <text:s/>Similar to the previous section, we can use the inverse <text:span text:style-name="T103">form of the </text:span><text:span text:style-name="T23">T</text:span><text:span text:style-name="T7">ransmission </text:span><text:span text:style-name="T23">L</text:span><text:span text:style-name="T7">ine </text:span><text:span text:style-name="T23">E</text:span><text:span text:style-name="T7">quation</text:span>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7"><draw:frame draw:style-name="fr1" draw:name="Object55" text:anchor-type="as-char" svg:y="-0.2728in" svg:width="2.402in" svg:height="0.4508in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1.A1" office:value-type="string">
              <text:p text:style-name="P5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3">This equation <text:span text:style-name="T99">may be found in chapter 24 of </text:span><text:span text:style-name="T21">Reference Data For Radio Engineers, 6</text:span><text:span text:style-name="T101">th</text:span><text:span text:style-name="T21"> edition</text:span><text:span text:style-name="T80">, ISBN 0-672-21218-8.</text:span></text:p>
      <text:p text:style-name="P42"><text:span text:style-name="T80">See function </text:span><text:span text:style-name="T7">impedanceAt</text:span><text:span text:style-name="T22">Load</text:span><text:span text:style-name="T7">()</text:span><text:span text:style-name="T62"> in file </text:span><text:span text:style-name="T7">tlineLogic.cpp</text:span><text:span text:style-name="T62">.</text:span></text:p>
      <text:h text:style-name="P74" text:outline-level="3">Voltage And Current Along A Line</text:h>
      <text:p text:style-name="P64"><text:span text:style-name="T105">The voltage at any point </text:span><text:span text:style-name="T105"><draw:frame draw:style-name="fr4" draw:name="Object60" text:anchor-type="as-char" svg:y="-0.1484in" svg:width="0.1602in" svg:height="0.1839in" draw:z-index="89"><draw:object xlink:href="./Object 64" xlink:type="simple" xlink:show="embed" xlink:actuate="onLoad"/><draw:image xlink:href="./ObjectReplacements/Object 64" xlink:type="simple" xlink:show="embed" xlink:actuate="onLoad"/></draw:frame></text:span><text:s/><text:span text:style-name="T105">along a transmission line may be found from: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57"><draw:frame draw:style-name="fr1" draw:name="Object22" text:anchor-type="as-char" svg:y="-0.3165in" svg:width="2.528in" svg:height="0.5382in" draw:z-index="8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43.A1" office:value-type="string">
              <text:p text:style-name="P58">(<text:sequence text:ref-name="refText42" text:name="Text" text:formula="ooow:Text+1" style:num-format="1">12</text:sequence>)</text:p>
            </table:table-cell>
          </table:table-row>
        </table:table-header-rows>
      </table:table>
      <text:p text:style-name="P65"><text:soft-page-break/>Similarly, the current at any point <text:span text:style-name="T105"><draw:frame draw:style-name="fr4" draw:name="Object61" text:anchor-type="as-char" svg:y="-0.1484in" svg:width="0.1602in" svg:height="0.1839in" draw:z-index="9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/><text:span text:style-name="T105">along a transmission line may be found from:</text:span></text:p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57"><draw:frame draw:style-name="fr1" draw:name="Object62" text:anchor-type="as-char" svg:y="-0.3165in" svg:width="2.5146in" svg:height="0.5382in" draw:z-index="9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/table:table-cell>
            <table:table-cell table:style-name="Table44.A1" office:value-type="string">
              <text:p text:style-name="P58">(<text:sequence text:ref-name="refText43" text:name="Text" text:formula="ooow:Text+1" style:num-format="1">13</text:sequence>)</text:p>
            </table:table-cell>
          </table:table-row>
        </table:table-header-rows>
      </table:table>
      <text:h text:style-name="P73" text:outline-level="3">L-Networks</text:h>
      <text:p text:style-name="P2">The following is <text:span text:style-name="T6">based on </text:span>Royal Aircraft Establishment Technical Report 78049, “<text:span text:style-name="T42">Impedance-Matching Networks of the L Type”, </text:span>4 May 1978, by P. B. Walkley.</text:p>
      <text:p text:style-name="P16">We wish to design an <text:span text:style-name="T7">L-network</text:span> to match <text:span text:style-name="T40">the impedance of </text:span>two different devices for optimal power transfer. <text:s/><text:span text:style-name="T40">This will happen when the impedance of one device is the complex conjugate of the impedance of the other device. <text:s/></text:span>Call one device <text:span text:style-name="T7">Termination-A</text:span>, and the other device <text:span text:style-name="T7">Termination-B</text:span>.</text:p>
      <text:p text:style-name="P2">Consider the <text:span text:style-name="T1">following diagram, showing the two devices connected by an L-network:</text:span></text:p>
      <text:p text:style-name="P3"><draw:g text:anchor-type="paragraph" draw:z-index="92" draw:name="Shape1" draw:style-name="gr1"><draw:custom-shape draw:style-name="gr2" draw:text-style-name="P82" svg:width="1.326in" svg:height="1.4425in" svg:x="2.6551in" svg:y="0.2457in"><text:p/><draw:enhanced-geometry svg:viewBox="0 0 21600 21600" draw:type="rectangle" draw:enhanced-path="M 0 0 L 21600 0 21600 21600 0 21600 0 0 Z N"/></draw:custom-shape><draw:custom-shape draw:style-name="gr3" draw:text-style-name="P82" svg:width="1.2543in" svg:height="1.4421in" svg:x="4.1315in" svg:y="0.2366in"><text:p/><draw:enhanced-geometry svg:viewBox="0 0 21600 21600" draw:type="rectangle" draw:enhanced-path="M 0 0 L 21600 0 21600 21600 0 21600 0 0 Z N"/></draw:custom-shape><draw:custom-shape draw:style-name="gr4" draw:text-style-name="P82" svg:width="1.174in" svg:height="1.4421in" svg:x="1.3217in" svg:y="0.2366in"><text:p/><draw:enhanced-geometry svg:viewBox="0 0 21600 21600" draw:type="rectangle" draw:enhanced-path="M 0 0 L 21600 0 21600 21600 0 21600 0 0 Z N"/></draw:custom-shape><draw:custom-shape draw:style-name="gr5" draw:text-style-name="P83" svg:width="0.1425in" svg:height="0.4748in" svg:x="1.5169in" svg:y="0.7201in"><text:p/><draw:enhanced-geometry svg:viewBox="0 0 21600 21600" draw:type="rectangle" draw:enhanced-path="M 0 0 L 21600 0 21600 21600 0 21600 0 0 Z N"/></draw:custom-shape><draw:custom-shape draw:style-name="gr5" draw:text-style-name="P83" svg:width="0.1433in" svg:height="0.4748in" svg:x="3.4732in" svg:y="0.7201in"><text:p/><draw:enhanced-geometry svg:viewBox="0 0 21600 21600" draw:type="rectangle" draw:enhanced-path="M 0 0 L 21600 0 21600 21600 0 21600 0 0 Z N"/></draw:custom-shape><draw:custom-shape draw:style-name="gr5" draw:text-style-name="P83" svg:width="0.1425in" svg:height="0.4748in" svg:x="4.2382in" svg:y="0.7303in"><text:p/><draw:enhanced-geometry svg:viewBox="0 0 21600 21600" draw:type="rectangle" draw:enhanced-path="M 0 0 L 21600 0 21600 21600 0 21600 0 0 Z N"/></draw:custom-shape><draw:custom-shape draw:style-name="gr5" draw:text-style-name="P83" svg:width="0.1433in" svg:height="0.4748in" svg:x="4.9406in" svg:y="0.7303in"><text:p/><draw:enhanced-geometry svg:viewBox="0 0 21600 21600" draw:type="rectangle" draw:enhanced-path="M 0 0 L 21600 0 21600 21600 0 21600 0 0 Z N"/></draw:custom-shape><draw:frame draw:style-name="gr6" draw:text-style-name="P84" svg:width="0.5441in" svg:height="0.2906in" svg:x="1.6488in" svg:y="0.8909in"><draw:image xlink:href="Pictures/20000016000007D0000003E8BCB9A29947FDDE27.svm" xlink:type="simple" xlink:show="embed" xlink:actuate="onLoad" loext:mime-type="image/x-svm"><text:p/></draw:image><draw:image xlink:href="Pictures/100002000000004C00000026523B960C87B233E3.png" xlink:type="simple" xlink:show="embed" xlink:actuate="onLoad" loext:mime-type="image/png"/></draw:frame><draw:frame draw:style-name="gr6" draw:text-style-name="P84" svg:width="0.1815in" svg:height="0.2815in" svg:x="5.1098in" svg:y="0.8713in"><draw:image xlink:href="Pictures/20000026000002EB00000428C8831ADFEFAFC1F7.svm" xlink:type="simple" xlink:show="embed" xlink:actuate="onLoad" loext:mime-type="image/x-svm"><text:p/></draw:image><draw:image xlink:href="Pictures/100002000000001C00000028756E4BDAC623F7DA.png" xlink:type="simple" xlink:show="embed" xlink:actuate="onLoad" loext:mime-type="image/png"/></draw:frame><draw:frame draw:style-name="gr6" draw:text-style-name="P84" svg:width="0.2276in" svg:height="0.2906in" svg:x="4.3807in" svg:y="0.8472in"><draw:image xlink:href="Pictures/200000260000037200000428604580E82F22D09D.svm" xlink:type="simple" xlink:show="embed" xlink:actuate="onLoad" loext:mime-type="image/x-svm"><text:p/></draw:image><draw:image xlink:href="Pictures/100002000000002100000028839C6359E9CC854C.png" xlink:type="simple" xlink:show="embed" xlink:actuate="onLoad" loext:mime-type="image/png"/></draw:frame><draw:frame draw:style-name="gr6" draw:text-style-name="P84" svg:width="0.2268in" svg:height="0.2949in" svg:x="3.6197in" svg:y="0.8331in"><draw:image xlink:href="Pictures/200000260000036900000428B18F4FCF97890FF3.svm" xlink:type="simple" xlink:show="embed" xlink:actuate="onLoad" loext:mime-type="image/x-svm"><text:p/></draw:image><draw:image xlink:href="Pictures/100002000000002100000028987E854BF5E50403.png" xlink:type="simple" xlink:show="embed" xlink:actuate="onLoad" loext:mime-type="image/png"/></draw:frame><draw:custom-shape draw:style-name="gr7" draw:text-style-name="P83" svg:width="0.1524in" svg:height="0.4453in" draw:transform="skewX (-0.0015707963267949) rotate (-1.57166899142089) translate (2.36219925634296in 0.416666666666667in)"><text:p/><draw:enhanced-geometry svg:viewBox="0 0 21600 21600" draw:type="rectangle" draw:enhanced-path="M 0 0 L 21600 0 21600 21600 0 21600 0 0 Z N"/></draw:custom-shape><draw:custom-shape draw:style-name="gr7" draw:text-style-name="P83" svg:width="0.1516in" svg:height="0.4453in" draw:transform="rotate (-1.57166899142089) translate (3.19761592300962in 0.417361111111111in)"><text:p/><draw:enhanced-geometry svg:viewBox="0 0 21600 21600" draw:type="rectangle" draw:enhanced-path="M 0 0 L 21600 0 21600 21600 0 21600 0 0 Z N"/></draw:custom-shape><draw:frame draw:style-name="gr6" draw:text-style-name="P84" svg:width="0.2268in" svg:height="0.1551in" svg:x="2.0287in" svg:y="0.5937in"><draw:image xlink:href="Pictures/2000001600000338000002135D14118326D2116B.svm" xlink:type="simple" xlink:show="embed" xlink:actuate="onLoad" loext:mime-type="image/x-svm"><text:p/></draw:image><draw:image xlink:href="Pictures/100002000000001F000000141315C4A9BB8C7F80.png" xlink:type="simple" xlink:show="embed" xlink:actuate="onLoad" loext:mime-type="image/png"/></draw:frame><draw:frame draw:style-name="gr6" draw:text-style-name="P84" svg:width="0.2276in" svg:height="0.1598in" svg:x="2.8551in" svg:y="0.5984in"><draw:image xlink:href="Pictures/200000160000032B00000213FB1A68DF8F01A907.svm" xlink:type="simple" xlink:show="embed" xlink:actuate="onLoad" loext:mime-type="image/x-svm"><text:p/></draw:image><draw:image xlink:href="Pictures/100002000000001F000000147F17E957A4D70C7A.png" xlink:type="simple" xlink:show="embed" xlink:actuate="onLoad" loext:mime-type="image/png"/></draw:frame><draw:line draw:style-name="gr8" draw:text-style-name="P85" svg:x1="1.5878in" svg:y1="0.7201in" svg:x2="1.5878in" svg:y2="0.4831in"><text:p/></draw:line><draw:line draw:style-name="gr8" draw:text-style-name="P85" svg:x1="1.5878in" svg:y1="0.4831in" svg:x2="1.9169in" svg:y2="0.4831in"><text:p/></draw:line><draw:line draw:style-name="gr8" draw:text-style-name="P85" svg:x1="2.3614in" svg:y1="0.4921in" svg:x2="2.7524in" svg:y2="0.4921in"><text:p/></draw:line><draw:line draw:style-name="gr8" draw:text-style-name="P85" svg:x1="3.1976in" svg:y1="0.4921in" svg:x2="5.0205in" svg:y2="0.4921in"><text:p/></draw:line><draw:line draw:style-name="gr8" draw:text-style-name="P85" svg:x1="5.0197in" svg:y1="0.7291in" svg:x2="5.0197in" svg:y2="0.4921in"><text:p/></draw:line><draw:line draw:style-name="gr8" draw:text-style-name="P85" svg:x1="4.3094in" svg:y1="0.7291in" svg:x2="4.3094in" svg:y2="0.4921in"><text:p/></draw:line><draw:line draw:style-name="gr8" draw:text-style-name="P85" svg:x1="3.5433in" svg:y1="0.7291in" svg:x2="3.5433in" svg:y2="0.4921in"><text:p/></draw:line><draw:line draw:style-name="gr8" draw:text-style-name="P85" svg:x1="3.5524in" svg:y1="1.4315in" svg:x2="3.5524in" svg:y2="1.1945in"><text:p/></draw:line><draw:line draw:style-name="gr8" draw:text-style-name="P85" svg:x1="4.3169in" svg:y1="1.4406in" svg:x2="4.3169in" svg:y2="1.2035in"><text:p/></draw:line><draw:line draw:style-name="gr8" draw:text-style-name="P85" svg:x1="5.0197in" svg:y1="1.4406in" svg:x2="5.0197in" svg:y2="1.2035in"><text:p/></draw:line><draw:line draw:style-name="gr8" draw:text-style-name="P85" svg:x1="1.5878in" svg:y1="1.4315in" svg:x2="1.5878in" svg:y2="1.1945in"><text:p/></draw:line><draw:line draw:style-name="gr8" draw:text-style-name="P85" svg:x1="1.5878in" svg:y1="1.4315in" svg:x2="5.0205in" svg:y2="1.4409in"><text:p/></draw:line><draw:frame draw:style-name="gr9" draw:text-style-name="P87" svg:width="0.8504in" svg:height="0.3496in" svg:x="1.4717in" svg:y="1.7185in"><draw:text-box><text:p text:style-name="P86"><text:span text:style-name="T107">Termination-A</text:span></text:p></draw:text-box></draw:frame><draw:line draw:style-name="gr10" draw:text-style-name="P85" svg:x1="3.3315in" svg:y1="0.1417in" svg:x2="3.3315in" svg:y2="1.726in"><text:p/></draw:line><draw:frame draw:style-name="gr9" draw:text-style-name="P87" svg:width="0.8524in" svg:height="0.3496in" svg:x="4.3217in" svg:y="1.7185in"><draw:text-box><text:p text:style-name="P86"><text:span text:style-name="T107">Termination-B</text:span></text:p></draw:text-box></draw:frame><draw:frame draw:style-name="gr11" draw:text-style-name="P87" svg:width="0.7224in" svg:height="0.228in" svg:x="3.0217in" svg:y="1.7185in"><draw:text-box><text:p text:style-name="P86"><text:span text:style-name="T107">L-Network</text:span></text:p></draw:text-box></draw:frame><draw:frame draw:style-name="gr9" draw:text-style-name="P87" svg:width="0.7059in" svg:height="0.3496in" svg:x="2.9717in" svg:y="-0.0598in"><draw:text-box><text:p text:style-name="P86"><text:span text:style-name="T107">Plane “P”</text:span></text:p></draw:text-box></draw:frame></draw:g>Termination-A <text:span text:style-name="T2">is presented as an arbitrary impedance, i.e. a real part</text:span><text:span text:style-name="T2"><draw:frame draw:style-name="fr1" draw:name="Object1" text:anchor-type="as-char" svg:y="-0.1484in" svg:width="0.2484in" svg:height="0.2091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">and an imaginary part</text:span><text:span text:style-name="T2"><draw:frame draw:style-name="fr1" draw:name="Object29" text:anchor-type="as-char" svg:y="-0.1484in" svg:width="0.3193in" svg:height="0.2091in" draw:z-index="5"><draw:object xlink:href="./Object 29" xlink:type="simple" xlink:show="embed" xlink:actuate="onLoad"/><draw:image xlink:href="./ObjectReplacements/Object 29" xlink:type="simple" xlink:show="embed" xlink:actuate="onLoad"/></draw:frame></text:span><text:span text:style-name="T2">in series. <text:s/>Similarly termination-B is presented as an arbitrary admittance, i.e. a real part</text:span><text:span text:style-name="T2"><draw:frame draw:style-name="fr1" draw:name="Object30" text:anchor-type="as-char" svg:y="-0.2437in" svg:width="0.2902in" svg:height="0.4181in" draw:z-index="10"><draw:object xlink:href="./Object 30" xlink:type="simple" xlink:show="embed" xlink:actuate="onLoad"/><draw:image xlink:href="./ObjectReplacements/Object 30" xlink:type="simple" xlink:show="embed" xlink:actuate="onLoad"/></draw:frame></text:span><text:span text:style-name="T2">and an imaginary part</text:span><text:span text:style-name="T2"><draw:frame draw:style-name="fr1" draw:name="Object31" text:anchor-type="as-char" svg:y="-0.2437in" svg:width="0.3437in" svg:height="0.4181in" draw:z-index="11"><draw:object xlink:href="./Object 31" xlink:type="simple" xlink:show="embed" xlink:actuate="onLoad"/><draw:image xlink:href="./ObjectReplacements/Object 31" xlink:type="simple" xlink:show="embed" xlink:actuate="onLoad"/></draw:frame></text:span><text:span text:style-name="T2">in parallel. <text:s/>We use </text:span><text:span text:style-name="T8">admittance format</text:span><text:span text:style-name="T2"> for termination B, because admittances in parallel add, which simplifies the math, as we will soon see. <text:s/>Similarly, we use </text:span><text:span text:style-name="T8">impedance format</text:span><text:span text:style-name="T2"> for termination A, because impedances in series add.</text:span></text:p>
      <text:p text:style-name="P4">Consider Plane “P”, <text:span text:style-name="T25">which cuts through the center of the “L” network</text:span>. <text:s/>For maximum power transfer, the combined impedance of everything to the left of plane “P” must <text:span text:style-name="T31">equal</text:span> the complex conjugate of the combined admittance of everything to the right of plane “P”.</text:p>
      <text:p text:style-name="P3"><text:span text:style-name="T2">It is required that</text:span><text:span text:style-name="T2"><draw:frame draw:style-name="fr1" draw:name="Object32" text:anchor-type="as-char" svg:y="-0.2437in" svg:width="0.5992in" svg:height="0.4181in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">because the parallel component of the L-network will lower the impedance looking from Plane “P” towards the right side of the diagram, while the series component of the L-network will raise the impedance looking from Plane “P” towards the left side of the diagram. <text:s/>This </text:span><text:soft-page-break/><text:span text:style-name="T2">restriction is easily accommodated by choosing which device we call “A” and which device we call “B”.</text:span></text:p>
      <text:p text:style-name="P5"><text:span text:style-name="T43">Since we are trying to find a complex conjugate match, </text:span>we wish to solve <text:span text:style-name="T34">for</text:span><text:span text:style-name="T34"><draw:frame draw:style-name="fr1" draw:name="Object42" text:anchor-type="as-char" svg:y="-0.1484in" svg:width="0.7035in" svg:height="0.2091in" draw:z-index="21"><draw:object xlink:href="./Object 42" xlink:type="simple" xlink:show="embed" xlink:actuate="onLoad"/><draw:image xlink:href="./ObjectReplacements/Object 42" xlink:type="simple" xlink:show="embed" xlink:actuate="onLoad"/></draw:frame></text:span><text:span text:style-name="T34">in the following equation</text:span>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57"><draw:frame draw:style-name="fr2" draw:name="Object2" text:anchor-type="as-char" svg:y="-0.2783in" svg:width="2.2043in" svg:height="0.5146in" draw:z-index="6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12.A1" office:value-type="string">
              <text:p text:style-name="P58">(<text:sequence text:ref-name="refText11" text:name="Text" text:formula="ooow:Text+1" style:num-format="1">14</text:sequence>)</text:p>
            </table:table-cell>
          </table:table-row>
        </table:table-header-rows>
      </table:table>
      <text:p text:style-name="P67">where the “*” represents <text:span text:style-name="T43">the</text:span> complex conjugate. <text:s/><text:span text:style-name="T32">The algebra required is not difficult, but it took a while to find a clean approach, thus we will present the steps in detail.</text:span></text:p>
      <text:p text:style-name="P6"><text:span text:style-name="T3">To solve Eq. 1 for</text:span><text:span text:style-name="T3"><draw:frame draw:style-name="fr1" draw:name="Object43" text:anchor-type="as-char" svg:y="-0.1484in" svg:width="0.2575in" svg:height="0.2091in" draw:z-index="23"><draw:object xlink:href="./Object 43" xlink:type="simple" xlink:show="embed" xlink:actuate="onLoad"/><draw:image xlink:href="./ObjectReplacements/Object 43" xlink:type="simple" xlink:show="embed" xlink:actuate="onLoad"/></draw:frame></text:span><text:span text:style-name="T3">we first clear the imaginary terms from the denominator of the right hand side by multiplying both the numerator and denominator by the complex conjugate: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57"><draw:frame draw:style-name="fr1" draw:name="Object3" text:anchor-type="as-char" svg:y="-0.2917in" svg:width="3.2744in" svg:height="0.4874in" draw:z-index="6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3.A1" office:value-type="string">
              <text:p text:style-name="P58">(<text:sequence text:ref-name="refText12" text:name="Text" text:formula="ooow:Text+1" style:num-format="1">15</text:sequence>)</text:p>
            </table:table-cell>
          </table:table-row>
        </table:table-header-rows>
      </table:table>
      <text:p text:style-name="P7">Simplifying, we get: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57"><draw:frame draw:style-name="fr1" draw:name="Object4" text:anchor-type="as-char" svg:y="-0.2925in" svg:width="2.1638in" svg:height="0.5138in" draw:z-index="6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58">(<text:sequence text:ref-name="refText13" text:name="Text" text:formula="ooow:Text+1" style:num-format="1">16</text:sequence>)</text:p>
            </table:table-cell>
          </table:table-row>
        </table:table-header-rows>
      </table:table>
      <text:p text:style-name="P8">Next, separate the real and imaginary parts to get two simultaneous equations: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57"><draw:frame draw:style-name="fr1" draw:name="Object5" text:anchor-type="as-char" svg:y="-0.2689in" svg:width="1.3244in" svg:height="0.4661in" draw:z-index="7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5.A1" office:value-type="string">
              <text:p text:style-name="P58">(<text:sequence text:ref-name="refText14" text:name="Text" text:formula="ooow:Text+1" style:num-format="1">17</text:sequence>)</text:p>
            </table:table-cell>
          </table:table-row>
        </table:table-header-rows>
      </table:table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57"><draw:frame draw:style-name="fr1" draw:name="Object6" text:anchor-type="as-char" svg:y="-0.2689in" svg:width="1.6299in" svg:height="0.4661in" draw:z-index="7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16.A1" office:value-type="string">
              <text:p text:style-name="P58">(<text:sequence text:ref-name="refText15" text:name="Text" text:formula="ooow:Text+1" style:num-format="1">18</text:sequence>)</text:p>
            </table:table-cell>
          </table:table-row>
        </table:table-header-rows>
      </table:table>
      <text:p text:style-name="P13">We now take Eq. <text:span text:style-name="Internet_20_link"><text:sequence-ref text:reference-format="text" text:ref-name="refText14">(17)</text:sequence-ref></text:span><text:s/>through a series of rearrangements, because we want to isolate the<text:span text:style-name="T4"><draw:frame draw:style-name="fr1" draw:name="Object7" text:anchor-type="as-char" svg:y="-0.1484in" svg:width="0.5228in" svg:height="0.2091in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span>term<text:span text:style-name="T4">: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57"><draw:frame draw:style-name="fr1" draw:name="Object8" text:anchor-type="as-char" svg:y="-0.172in" svg:width="1.672in" svg:height="0.2327in" draw:z-index="7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7.A1" office:value-type="string">
              <text:p text:style-name="P58">(<text:sequence text:ref-name="refText16" text:name="Text" text:formula="ooow:Text+1" style:num-format="1">19</text:sequence>)</text:p>
            </table:table-cell>
          </table:table-row>
        </table:table-header-rows>
      </table:table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57"><draw:frame draw:style-name="fr1" draw:name="Object9" text:anchor-type="as-char" svg:y="-0.172in" svg:width="1.6972in" svg:height="0.2327in" draw:z-index="7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18.A1" office:value-type="string">
              <text:p text:style-name="P58">(<text:sequence text:ref-name="refText17" text:name="Text" text:formula="ooow:Text+1" style:num-format="1">20</text:sequence>)</text:p>
            </table:table-cell>
          </table:table-row>
        </table:table-header-rows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57"><draw:frame draw:style-name="fr1" draw:name="Object12" text:anchor-type="as-char" svg:y="-0.2689in" svg:width="1.3634in" svg:height="0.4425in" draw:z-index="7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58">(<text:sequence text:ref-name="refText18" text:name="Text" text:formula="ooow:Text+1" style:num-format="1">21</text:sequence>)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57"><draw:frame draw:style-name="fr1" draw:name="Object11" text:anchor-type="as-char" svg:y="-0.3071in" svg:width="1.4193in" svg:height="0.4807in" draw:z-index="7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20.A1" office:value-type="string">
              <text:p text:style-name="P58">(<text:sequence text:ref-name="refText19" text:name="Text" text:formula="ooow:Text+1" style:num-format="1">22</text:sequence>)</text:p>
            </table:table-cell>
          </table:table-row>
        </table:table-header-rows>
      </table:table>
      <text:p text:style-name="P10">Now <text:span text:style-name="T33">we </text:span>substitute <text:span text:style-name="T26">Eq. </text:span><text:span text:style-name="Internet_20_link"><text:span text:style-name="T26"><text:sequence-ref text:reference-format="text" text:ref-name="refText18">(21)</text:sequence-ref></text:span></text:span><text:span text:style-name="T26"><text:s/></text:span>and <text:span text:style-name="T26">Eq. </text:span><text:span text:style-name="Internet_20_link"><text:span text:style-name="T26"><text:sequence-ref text:reference-format="text" text:ref-name="refText19">(22)</text:sequence-ref></text:span></text:span><text:span text:style-name="T26"><text:s/></text:span>into <text:span text:style-name="T27">Eq. </text:span><text:span text:style-name="Internet_20_link"><text:span text:style-name="T27"><text:sequence-ref text:reference-format="text" text:ref-name="refText15">(18)</text:sequence-ref></text:span></text:span><text:span text:style-name="T27"><text:s/>to produce Eq. </text:span><text:span text:style-name="Internet_20_link"><text:span text:style-name="T27"><text:sequence-ref text:reference-format="text" text:ref-name="refText20">(23)</text:sequence-ref></text:span></text:span>:</text:p>
      <table:table table:name="Table21" table:style-name="Table21">
        <table:table-column table:style-name="Table21.A"/>
        <table:table-column table:style-name="Table21.B"/>
        <table:table-header-rows>
          <text:soft-page-break/>
          <table:table-row>
            <table:table-cell table:style-name="Table21.A1" office:value-type="string">
              <text:p text:style-name="P57"><draw:frame draw:style-name="fr1" draw:name="Object14" text:anchor-type="as-char" svg:y="-0.5402in" svg:width="1.5484in" svg:height="0.9472in" draw:z-index="8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21.A1" office:value-type="string">
              <text:p text:style-name="P58">(<text:sequence text:ref-name="refText20" text:name="Text" text:formula="ooow:Text+1" style:num-format="1">23</text:sequence>)</text:p>
            </table:table-cell>
          </table:table-row>
        </table:table-header-rows>
      </table:table>
      <text:p text:style-name="P20">Now simplify Eq. <text:span text:style-name="Internet_20_link"><text:sequence-ref text:reference-format="text" text:ref-name="refText20">(23)</text:sequence-ref></text:span>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57"><draw:frame draw:style-name="fr1" draw:name="Object17" text:anchor-type="as-char" svg:y="-0.5402in" svg:width="1.4839in" svg:height="0.9472in" draw:z-index="8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22.A1" office:value-type="string">
              <text:p text:style-name="P58">(<text:sequence text:ref-name="refText21" text:name="Text" text:formula="ooow:Text+1" style:num-format="1">24</text:sequence>)</text:p>
            </table:table-cell>
          </table:table-row>
        </table:table-header-rows>
      </table:table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57"><draw:frame draw:style-name="fr1" draw:name="Object18" text:anchor-type="as-char" svg:y="-0.3071in" svg:width="1.6783in" svg:height="0.4807in" draw:z-index="8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23.A1" office:value-type="string">
              <text:p text:style-name="P58">(<text:sequence text:ref-name="refText22" text:name="Text" text:formula="ooow:Text+1" style:num-format="1">25</text:sequence>)</text:p>
            </table:table-cell>
          </table:table-row>
        </table:table-header-rows>
      </table:table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57"><draw:frame draw:style-name="fr1" draw:name="Object20" text:anchor-type="as-char" svg:y="-0.3346in" svg:width="1.8563in" svg:height="0.5319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able:table-cell>
            <table:table-cell table:style-name="Table24.A1" office:value-type="string">
              <text:p text:style-name="P58">(<text:sequence text:ref-name="refText23" text:name="Text" text:formula="ooow:Text+1" style:num-format="1">26</text:sequence>)</text:p>
            </table:table-cell>
          </table:table-row>
        </table:table-header-rows>
      </table:table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57"><draw:frame draw:style-name="fr1" draw:name="Object21" text:anchor-type="as-char" svg:y="-0.2799in" svg:width="1.728in" svg:height="0.4535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25.A1" office:value-type="string">
              <text:p text:style-name="P58">(<text:sequence text:ref-name="refText24" text:name="Text" text:formula="ooow:Text+1" style:num-format="1">27</text:sequence>)</text:p>
            </table:table-cell>
          </table:table-row>
        </table:table-header-rows>
      </table:table>
      <text:p text:style-name="Text_20_body"><text:span text:style-name="T36">We now have an equation for the</text:span><draw:frame draw:style-name="fr1" draw:name="Object44" text:anchor-type="as-char" svg:y="-0.1484in" svg:width="0.2575in" svg:height="0.2091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35">component of the L-network</text:span>: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57"><draw:frame draw:style-name="fr3" draw:name="Object59" text:anchor-type="as-char" svg:y="-0.2839in" svg:width="1.8217in" svg:height="0.5217in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27.A1" office:value-type="string">
              <text:p text:style-name="P58">(<text:sequence text:ref-name="refText25" text:name="Text" text:formula="ooow:Text+1" style:num-format="1">28</text:sequence>)</text:p>
            </table:table-cell>
          </table:table-row>
        </table:table-header-rows>
      </table:table>
      <text:p text:style-name="P11"/>
      <text:p text:style-name="P11">We <text:span text:style-name="T36">will now</text:span> go through the same process <text:span text:style-name="T36">to solve for</text:span><text:span text:style-name="T36"><draw:frame draw:style-name="fr1" draw:name="Object45" text:anchor-type="as-char" svg:y="-0.1484in" svg:width="0.2425in" svg:height="0.2091in" draw:z-index="41"><draw:object xlink:href="./Object 45" xlink:type="simple" xlink:show="embed" xlink:actuate="onLoad"/><draw:image xlink:href="./ObjectReplacements/Object 45" xlink:type="simple" xlink:show="embed" xlink:actuate="onLoad"/></draw:frame></text:span>but <text:span text:style-name="T36">we start </text:span>by flipping <text:span text:style-name="T44">Eq. </text:span><text:span text:style-name="Internet_20_link"><text:span text:style-name="T44"><text:sequence-ref text:reference-format="text" text:ref-name="refText11">(14)</text:sequence-ref></text:span></text:span><text:s/>over <text:span text:style-name="T30">and reversing the left hand and right hand sides</text:span>: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57"><draw:frame draw:style-name="fr1" draw:name="Object23" text:anchor-type="as-char" svg:y="-0.2437in" svg:width="2.1673in" svg:height="0.4181in" draw:z-index="6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26.A1" office:value-type="string">
              <text:p text:style-name="P58">(<text:sequence text:ref-name="refText26" text:name="Text" text:formula="ooow:Text+1" style:num-format="1">29</text:sequence>)</text:p>
            </table:table-cell>
          </table:table-row>
        </table:table-header-rows>
      </table:table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57"><draw:frame draw:style-name="fr1" draw:name="Object13" text:anchor-type="as-char" svg:y="-0.3028in" svg:width="3.322in" svg:height="0.4984in" draw:z-index="7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28.A1" office:value-type="string">
              <text:p text:style-name="P58">(<text:sequence text:ref-name="refText27" text:name="Text" text:formula="ooow:Text+1" style:num-format="1">30</text:sequence>)</text:p>
            </table:table-cell>
          </table:table-row>
        </table:table-header-rows>
      </table:table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57"><draw:frame draw:style-name="fr1" draw:name="Object15" text:anchor-type="as-char" svg:y="-0.2925in" svg:width="2.3335in" svg:height="0.4898in" draw:z-index="7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29.A1" office:value-type="string">
              <text:p text:style-name="P58">(<text:sequence text:ref-name="refText28" text:name="Text" text:formula="ooow:Text+1" style:num-format="1">31</text:sequence>)</text:p>
            </table:table-cell>
          </table:table-row>
        </table:table-header-rows>
      </table:table>
      <text:p text:style-name="P17">This time, we apply the conjugate operator by flipping the signs of all the imaginary terms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57"><draw:frame draw:style-name="fr1" draw:name="Object16" text:anchor-type="as-char" svg:y="-0.2689in" svg:width="2.3335in" svg:height="0.4661in" draw:z-index="7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30.A1" office:value-type="string">
              <text:p text:style-name="P58">(<text:sequence text:ref-name="refText29" text:name="Text" text:formula="ooow:Text+1" style:num-format="1">32</text:sequence>)</text:p>
            </table:table-cell>
          </table:table-row>
        </table:table-header-rows>
      </table:table>
      <text:p text:style-name="P9"><text:span text:style-name="T28">Again </text:span>separate the real and imaginary parts to get two simultaneous equations:</text:p>
      <table:table table:name="Table31" table:style-name="Table31">
        <table:table-column table:style-name="Table31.A"/>
        <table:table-column table:style-name="Table31.B"/>
        <table:table-header-rows>
          <text:soft-page-break/>
          <table:table-row>
            <table:table-cell table:style-name="Table31.A1" office:value-type="string">
              <text:p text:style-name="P57"><draw:frame draw:style-name="fr1" draw:name="Object19" text:anchor-type="as-char" svg:y="-0.2689in" svg:width="1.3547in" svg:height="0.4661in" draw:z-index="8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31.A1" office:value-type="string">
              <text:p text:style-name="P58">(<text:sequence text:ref-name="refText30" text:name="Text" text:formula="ooow:Text+1" style:num-format="1">33</text:sequence>)</text:p>
            </table:table-cell>
          </table:table-row>
        </table:table-header-rows>
      </table:table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57"><draw:frame draw:style-name="fr1" draw:name="Object33" text:anchor-type="as-char" svg:y="-0.2728in" svg:width="1.6217in" svg:height="0.4701in" draw:z-index="8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</table:table-cell>
            <table:table-cell table:style-name="Table32.A1" office:value-type="string">
              <text:p text:style-name="P58">(<text:sequence text:ref-name="refText31" text:name="Text" text:formula="ooow:Text+1" style:num-format="1">34</text:sequence>)</text:p>
            </table:table-cell>
          </table:table-row>
        </table:table-header-rows>
      </table:table>
      <text:p text:style-name="P14">Take Eq. <text:span text:style-name="Internet_20_link"><text:sequence-ref text:reference-format="text" text:ref-name="refText30">(33)</text:sequence-ref></text:span><text:s/>through similar transformations <text:span text:style-name="T29">to what we did previously</text:span>: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57"><draw:frame draw:style-name="fr1" draw:name="Object34" text:anchor-type="as-char" svg:y="-0.172in" svg:width="1.7035in" svg:height="0.2327in" draw:z-index="8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/table:table-cell>
            <table:table-cell table:style-name="Table33.A1" office:value-type="string">
              <text:p text:style-name="P58">(<text:sequence text:ref-name="refText32" text:name="Text" text:formula="ooow:Text+1" style:num-format="1">35</text:sequence>)</text:p>
            </table:table-cell>
          </table:table-row>
        </table:table-header-rows>
      </table:table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57"><draw:frame draw:style-name="fr1" draw:name="Object35" text:anchor-type="as-char" svg:y="-0.172in" svg:width="1.7283in" svg:height="0.2327in" draw:z-index="8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</table:table-cell>
            <table:table-cell table:style-name="Table34.A1" office:value-type="string">
              <text:p text:style-name="P58">(<text:sequence text:ref-name="refText33" text:name="Text" text:formula="ooow:Text+1" style:num-format="1">36</text:sequence>)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57"><draw:frame draw:style-name="fr1" draw:name="Object36" text:anchor-type="as-char" svg:y="-0.2689in" svg:width="1.3862in" svg:height="0.4425in" draw:z-index="8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</table:table-cell>
            <table:table-cell table:style-name="Table35.A1" office:value-type="string">
              <text:p text:style-name="P58">(<text:sequence text:ref-name="refText34" text:name="Text" text:formula="ooow:Text+1" style:num-format="1">37</text:sequence>)</text:p>
            </table:table-cell>
          </table:table-row>
        </table:table-header-rows>
      </table:table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57"><draw:frame draw:style-name="fr1" draw:name="Object37" text:anchor-type="as-char" svg:y="-0.3071in" svg:width="1.4425in" svg:height="0.4807in" draw:z-index="7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/table:table-cell>
            <table:table-cell table:style-name="Table36.A1" office:value-type="string">
              <text:p text:style-name="P58">(<text:sequence text:ref-name="refText35" text:name="Text" text:formula="ooow:Text+1" style:num-format="1">38</text:sequence>)</text:p>
            </table:table-cell>
          </table:table-row>
        </table:table-header-rows>
      </table:table>
      <text:p text:style-name="P15">Substitute Eq. <text:span text:style-name="Internet_20_link"><text:sequence-ref text:reference-format="text" text:ref-name="refText34">(37)</text:sequence-ref></text:span><text:s/>and Eq. <text:span text:style-name="Internet_20_link"><text:sequence-ref text:reference-format="text" text:ref-name="refText35">(38)</text:sequence-ref></text:span><text:s/>into Eq. <text:span text:style-name="Internet_20_link"><text:sequence-ref text:reference-format="text" text:ref-name="refText31">(34)</text:sequence-ref></text:span>: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57"><draw:frame draw:style-name="fr1" draw:name="Object10" text:anchor-type="as-char" svg:y="-0.5402in" svg:width="1.5in" svg:height="0.9472in" draw:z-index="3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37.A1" office:value-type="string">
              <text:p text:style-name="P58">(<text:sequence text:ref-name="refText36" text:name="Text" text:formula="ooow:Text+1" style:num-format="1">39</text:sequence>)</text:p>
            </table:table-cell>
          </table:table-row>
        </table:table-header-rows>
      </table:table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57"><draw:frame draw:style-name="fr1" draw:name="Object38" text:anchor-type="as-char" svg:y="-0.5402in" svg:width="1.4437in" svg:height="0.9472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/table:table-cell>
            <table:table-cell table:style-name="Table38.A1" office:value-type="string">
              <text:p text:style-name="P58">(<text:sequence text:ref-name="refText37" text:name="Text" text:formula="ooow:Text+1" style:num-format="1">40</text:sequence>)</text:p>
            </table:table-cell>
          </table:table-row>
        </table:table-header-rows>
      </table:table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57"><draw:frame draw:style-name="fr1" draw:name="Object41" text:anchor-type="as-char" svg:y="-0.3071in" svg:width="1.639in" svg:height="0.4807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/table:table-cell>
            <table:table-cell table:style-name="Table39.A1" office:value-type="string">
              <text:p text:style-name="P58">(<text:sequence text:ref-name="refText38" text:name="Text" text:formula="ooow:Text+1" style:num-format="1">41</text:sequence>)</text:p>
            </table:table-cell>
          </table:table-row>
        </table:table-header-rows>
      </table:table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57"><draw:frame draw:style-name="fr1" draw:name="Object39" text:anchor-type="as-char" svg:y="-0.3346in" svg:width="1.8252in" svg:height="0.531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40.A1" office:value-type="string">
              <text:p text:style-name="P58">(<text:sequence text:ref-name="refText39" text:name="Text" text:formula="ooow:Text+1" style:num-format="1">42</text:sequence>)</text:p>
            </table:table-cell>
          </table:table-row>
        </table:table-header-rows>
      </table:table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57"><draw:frame draw:style-name="fr1" draw:name="Object40" text:anchor-type="as-char" svg:y="-0.2799in" svg:width="1.7055in" svg:height="0.4535in" draw:z-index="5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41.A1" office:value-type="string">
              <text:p text:style-name="P58">(<text:sequence text:ref-name="refText40" text:name="Text" text:formula="ooow:Text+1" style:num-format="1">43</text:sequence>)</text:p>
            </table:table-cell>
          </table:table-row>
        </table:table-header-rows>
      </table:table>
      <text:p text:style-name="Text_20_body"><text:span text:style-name="T36">We now have an equation for the</text:span><draw:frame draw:style-name="fr1" draw:name="Object46" text:anchor-type="as-char" svg:y="-0.1484in" svg:width="0.2425in" svg:height="0.2091in" draw:z-index="26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35">component of the L-network</text:span>:</text:p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57"><draw:frame draw:style-name="fr3" draw:name="Object24" text:anchor-type="as-char" svg:y="-0.3138in" svg:width="1.7984in" svg:height="0.5217in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42.A1" office:value-type="string">
              <text:p text:style-name="P58">(<text:sequence text:ref-name="refText41" text:name="Text" text:formula="ooow:Text+1" style:num-format="1">44</text:sequence>)</text:p>
            </table:table-cell>
          </table:table-row>
        </table:table-header-rows>
      </table:table>
      <text:p text:style-name="P19">Both <text:span text:style-name="T41">Eq. </text:span><text:span text:style-name="Internet_20_link"><text:span text:style-name="T41"><text:sequence-ref text:reference-format="text" text:ref-name="refText25">(28)</text:sequence-ref></text:span></text:span><text:span text:style-name="T41"><text:s/>and Eq. </text:span><text:span text:style-name="Internet_20_link"><text:span text:style-name="T41"><text:sequence-ref text:reference-format="text" text:ref-name="refText41">(44)</text:sequence-ref></text:span></text:span><text:span text:style-name="T41"><text:s/></text:span>contain<draw:frame draw:style-name="fr1" draw:name="Object50" text:anchor-type="as-char" svg:y="-0.1484in" svg:width="0.7646in" svg:height="0.1839in" draw:z-index="6"><draw:object xlink:href="./Object 48" xlink:type="simple" xlink:show="embed" xlink:actuate="onLoad"/><draw:image xlink:href="./ObjectReplacements/Object 48" xlink:type="simple" xlink:show="embed" xlink:actuate="onLoad"/><svg:desc>formula</svg:desc></draw:frame>which might make <text:span text:style-name="T44">us</text:span> think that we have found four solutions to Eq. <text:span text:style-name="Internet_20_link"><text:sequence-ref text:reference-format="text" text:ref-name="refText11">(14)</text:sequence-ref></text:span>. <text:s/>However, if we substitute <text:span text:style-name="T41">Eq. </text:span><text:span text:style-name="Internet_20_link"><text:span text:style-name="T41"><text:sequence-ref text:reference-format="text" text:ref-name="refText25">(28)</text:sequence-ref></text:span></text:span><text:span text:style-name="T41"><text:s/>and Eq. </text:span><text:span text:style-name="Internet_20_link"><text:span text:style-name="T41"><text:sequence-ref text:reference-format="text" text:ref-name="refText41">(44)</text:sequence-ref></text:span></text:span><text:span text:style-name="T41"><text:s/>b</text:span>ack into Eq. <text:span text:style-name="Internet_20_link"><text:sequence-ref text:reference-format="text" text:ref-name="refText11">(14)</text:sequence-ref></text:span>, we find that the signs of the radicals must match; i.e. either we take both <text:span text:style-name="T39">the Eq. </text:span><text:span text:style-name="Internet_20_link"><text:span text:style-name="T39"><text:sequence-ref text:reference-format="text" text:ref-name="refText25">(28)</text:sequence-ref></text:span></text:span><text:span text:style-name="T39"><text:s/>and Eq. </text:span><text:span text:style-name="Internet_20_link"><text:span text:style-name="T39"><text:sequence-ref text:reference-format="text" text:ref-name="refText41">(44)</text:sequence-ref></text:span></text:span><text:span text:style-name="T39"><text:s/></text:span>radicals to be <text:soft-page-break/>positive, or we take both to be negative. <text:s/>The combinations where one radical is positive and the other radical <text:span text:style-name="T39">is </text:span>negative <text:span text:style-name="T39">are not solutions to Eq. </text:span><text:span text:style-name="Internet_20_link"><text:span text:style-name="T39"><text:sequence-ref text:reference-format="text" text:ref-name="refText11">(14)</text:sequence-ref></text:span></text:span>.</text:p>
      <text:p text:style-name="P12"><text:span text:style-name="T39">Summarizing, here are the two valid solutions</text:span>:</text:p>
      <text:p text:style-name="P45"><text:s/><draw:frame draw:style-name="fr1" draw:name="Object25" text:anchor-type="as-char" svg:y="-0.2799in" svg:width="1.728in" svg:height="0.4535in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and <draw:frame draw:style-name="fr1" draw:name="Object26" text:anchor-type="as-char" svg:y="-0.2799in" svg:width="1.7055in" svg:height="0.4535in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">(solution 1)</text:span></text:p>
      <text:p text:style-name="P12"/>
      <text:p text:style-name="P45"><text:s/><draw:frame draw:style-name="fr1" draw:name="Object27" text:anchor-type="as-char" svg:y="-0.2799in" svg:width="1.7535in" svg:height="0.4535in" draw:z-index="17"><draw:object xlink:href="./Object 27" xlink:type="simple" xlink:show="embed" xlink:actuate="onLoad"/><draw:image xlink:href="./ObjectReplacements/Object 27" xlink:type="simple" xlink:show="embed" xlink:actuate="onLoad"/><svg:desc>formula</svg:desc></draw:frame>and <draw:frame draw:style-name="fr1" draw:name="Object28" text:anchor-type="as-char" svg:y="-0.2799in" svg:width="1.7307in" svg:height="0.4535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5">(solution 2)</text:span></text:p>
      <text:p text:style-name="P18">Numerically, a positive value for either<draw:frame draw:style-name="fr1" draw:name="Object47" text:anchor-type="as-char" svg:y="-0.1484in" svg:width="0.602in" svg:height="0.2091in" draw:z-index="7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37">means</text:span> that the component is an inductor, while a negative value <text:span text:style-name="T37">means</text:span> that the component is a capacitor. <text:s/><text:span text:style-name="T38">When we apply the equations, we may find an L-network consisting of one inductor and one capacitor, or we may find an L-network consisting of two capacitors or two inductor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enter_20_equation" style:display-name="center equation" style:family="paragraph" style:parent-style-name="Standard">
      <style:paragraph-properties fo:text-align="center" style:justify-single-word="false"/>
      <style:text-properties officeooo:rsid="00ba7927"/>
    </style:style>
    <style:style style:name="Table_20_Contents" style:display-name="Table Contents" style:family="paragraph" style:class="extra"/>
    <style:style style:name="cross_20_reference" style:display-name="cross reference" style:family="paragraph" style:parent-style-name="Text_20_body">
      <style:text-properties officeooo:rsid="00c98b5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07:06.577454997</meta:creation-date>
    <dc:date>2019-08-26T15:02:49.148700565</dc:date>
    <meta:editing-duration>PT10H17M34S</meta:editing-duration>
    <meta:editing-cycles>207</meta:editing-cycles>
    <meta:generator>LibreOffice/6.2.6.2$Linux_X86_64 LibreOffice_project/20$Build-2</meta:generator>
    <meta:document-statistic meta:table-count="44" meta:image-count="0" meta:object-count="92" meta:page-count="9" meta:paragraph-count="172" meta:word-count="1750" meta:character-count="10534" meta:non-whitespace-character-count="8872"/>
  </office:meta>
</office:document-meta>
</file>

<file path=Object 1/content.xml><?xml version="1.0" encoding="utf-8"?>
<math xmlns="http://www.w3.org/1998/Math/MathML" display="block">
  <semantics>
    <msub>
      <mi>R</mi>
      <mi>a</mi>
    </msub>
    <annotation encoding="StarMath 5.0">R sub a
</annotation>
  </semantics>
</math>
</file>

<file path=Object 10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row>
          <msubsup>
            <mi>R</mi>
            <mi>a</mi>
            <mn>2</mn>
          </msubsup>
          <mo stretchy="false">+</mo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frac>
    </mrow>
    <annotation encoding="StarMath 5.0">B sub b + B sub 2 = +-sqrt{ R sub a over G sub b - R sub a sup 2} over {R sub a sup 2 + R sub a over G sub b - R sub a sup 2}



</annotation>
  </semantics>
</math>
</file>

<file path=Object 100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103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104/content.xml><?xml version="1.0" encoding="utf-8"?>
<math xmlns="http://www.w3.org/1998/Math/MathML" display="block">
  <semantics>
    <mi>α</mi>
    <annotation encoding="StarMath 5.0">%alpha</annotation>
  </semantics>
</math>
</file>

<file path=Object 105/content.xml><?xml version="1.0" encoding="utf-8"?>
<math xmlns="http://www.w3.org/1998/Math/MathML" display="block">
  <semantics>
    <mi>β</mi>
    <annotation encoding="StarMath 5.0">%beta</annotation>
  </semantics>
</math>
</file>

<file path=Object 11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row>
        <mo stretchy="false">±</mo>
        <msqrt>
          <mrow>
            <mfrac>
              <msub>
                <mi>G</mi>
                <mi>b</mi>
              </msub>
              <msub>
                <mi>R</mi>
                <mi>a</mi>
              </msub>
            </mfrac>
            <mo stretchy="false">−</mo>
            <msubsup>
              <mi>G</mi>
              <mi>b</mi>
              <mn>2</mn>
            </msubsup>
          </mrow>
        </msqrt>
      </mrow>
    </mrow>
    <annotation encoding="StarMath 5.0">B sub b + B sub 2 = +- sqrt {G sub b over R sub a - G sub b sup 2}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B</mi>
                <mi>b</mi>
              </msub>
              <mo stretchy="false">+</mo>
              <msub>
                <mi>B</mi>
                <mn>2</mn>
              </msub>
            </mrow>
          </mrow>
          <mo fence="true" stretchy="false">)</mo>
        </mrow>
        <mn>2</mn>
      </msup>
      <mo stretchy="false">=</mo>
      <mrow>
        <mfrac>
          <msub>
            <mi>G</mi>
            <mi>b</mi>
          </msub>
          <msub>
            <mi>R</mi>
            <mi>a</mi>
          </msub>
        </mfrac>
        <mo stretchy="false">−</mo>
        <msubsup>
          <mi>G</mi>
          <mi>b</mi>
          <mn>2</mn>
        </msubsup>
      </mrow>
    </mrow>
    <annotation encoding="StarMath 5.0">(B sub b + B sub 2) sup 2 = {G sub b over R sub a - G sub b sup 2} 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row>
            <mo fence="true" stretchy="false">)</mo>
          </mrow>
          <mtext>*</mtext>
        </msup>
        <mo stretchy="false">=</mo>
        <mfrac>
          <mn>1</mn>
          <mrow>
            <msub>
              <mi>R</mi>
              <mi>a</mi>
            </msub>
            <mo stretchy="false">+</mo>
            <msub>
              <mi mathvariant="italic">jX</mi>
              <mi>a</mi>
            </msub>
            <mo stretchy="false">+</mo>
            <msub>
              <mi mathvariant="italic">jX</mi>
              <mn>1</mn>
            </msub>
          </mrow>
        </mfrac>
      </mrow>
      <mi>.</mi>
      <msup>
        <mrow>
          <mo fence="true" stretchy="true">{</mo>
          <mrow>
            <mfrac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frac>
          </mrow>
          <mo fence="true" stretchy="true">}</mo>
        </mrow>
        <mtext>*</mtext>
      </msup>
    </mrow>
    <annotation encoding="StarMath 5.0">( {G sub b + jB sub b + jB sub 2} ) ^ "*"
 = 1 over {R sub a + jX sub a + jX sub 1} . left lbrace {R sub a + jX sub a + jX sub 1} over {R sub a + jX sub a + jX sub 1} right rbrace sup "*"

</annotation>
  </semantics>
</math>
</file>

<file path=Object 14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row>
          <msubsup>
            <mi>G</mi>
            <mi>b</mi>
            <mn>2</mn>
          </msubsup>
          <mo stretchy="false">+</mo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frac>
    </mrow>
    <annotation encoding="StarMath 5.0">X sub a + X sub 1 = +- sqrt {G sub b over R sub a - G sub b sup 2} over {G sub b sup 2 + {G sub b over R sub a - G sub b sup 2} }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sup>
          <mrow>
            <mo fence="true" stretchy="false">{</mo>
            <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row>
            <mo fence="true" stretchy="false">}</mo>
          </mrow>
          <mtext>*</mtext>
        </msup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+ jB sub b + jB sub 2} ) ^ "*" = lbrace {R sub a + jX sub a + jX sub 1} rbrace sup "*"over {R sub a sup 2 + (X sub a + X sub 1) sup 2}


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G</mi>
              <mi>b</mi>
            </msub>
            <mo stretchy="false">−</mo>
            <msub>
              <mi mathvariant="italic">jB</mi>
              <mi>b</mi>
            </msub>
            <mo stretchy="false">−</mo>
            <msub>
              <mi mathvariant="italic">jB</mi>
              <mn>2</mn>
            </msub>
          </mrow>
        </mrow>
        <mo fence="true" stretchy="false">)</mo>
      </mrow>
      <mo stretchy="false">=</mo>
      <mfrac>
        <mrow>
          <mo fence="true" stretchy="false">{</mo>
          <mrow>
            <mrow>
              <msub>
                <mi>R</mi>
                <mi>a</mi>
              </msub>
              <mo stretchy="false">−</mo>
              <msub>
                <mi mathvariant="italic">jX</mi>
                <mi>a</mi>
              </msub>
              <mo stretchy="false">−</mo>
              <msub>
                <mi mathvariant="italic">jX</mi>
                <mn>1</mn>
              </msub>
            </mrow>
          </mrow>
          <mo fence="true" stretchy="false">}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- jB sub b - jB sub 2} ) = lbrace {R sub a - jX sub a - jX sub 1} rbrace over {R sub a sup 2 + (X sub a + X sub 1) sup 2}

</annotation>
  </semantics>
</math>
</file>

<file path=Object 1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frac>
          <msub>
            <mi>G</mi>
            <mi>b</mi>
          </msub>
          <msub>
            <mi>R</mi>
            <mi>a</mi>
          </msub>
        </mfrac>
      </mfrac>
    </mrow>
    <annotation encoding="StarMath 5.0">X sub a + X sub 1 = +- sqrt {G sub b over R sub a - G sub b sup 2} over {G sub b over R sub a}</annotation>
  </semantics>
</math>
</file>

<file path=Object 18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frac>
            <msub>
              <mi>R</mi>
              <mi>a</mi>
            </msub>
            <msub>
              <mi>G</mi>
              <mi>b</mi>
            </msub>
          </mfrac>
        </mrow>
      </mrow>
      <msqrt>
        <mrow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sqrt>
    </mrow>
    <annotation encoding="StarMath 5.0">X sub a + X sub 1 = +- {R sub a over G sub b} sqrt {G sub b over R sub a - G sub b sup 2}</annotation>
  </semantics>
</math>
</file>

<file path=Object 19/content.xml><?xml version="1.0" encoding="utf-8"?>
<math xmlns="http://www.w3.org/1998/Math/MathML" display="block">
  <semantics>
    <mrow>
      <msub>
        <mi>G</mi>
        <mi>b</mi>
      </msub>
      <mo stretchy="false">=</mo>
      <mfrac>
        <msub>
          <mi>R</mi>
          <mi>a</mi>
        </msub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G sub b = R sub a over {R sub a sup 2 + (X sub a + X sub 1) sup 2}

</annotation>
  </semantics>
</math>
</file>

<file path=Object 2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sup>
        <mrow>
          <mo fence="true" stretchy="true">{</mo>
          <mrow>
            <mfrac>
              <mn>1</mn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frac>
          </mrow>
          <mo fence="true" stretchy="true">}</mo>
        </mrow>
        <mtext>*</mtext>
      </msup>
    </mrow>
    <annotation encoding="StarMath 5.0">R sub a + jX sub a + jX sub 1 = left lbrace {1} over {G sub b + jB sub b + jB sub 2} right rbrace ^ "*"


</annotation>
  </semantics>
</math>
</file>

<file path=Object 20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sub>
              <mi>G</mi>
              <mi>b</mi>
            </msub>
            <mrow>
              <msub>
                <mi>R</mi>
                <mi>a</mi>
              </msub>
              <msubsup>
                <mi>G</mi>
                <mi>b</mi>
                <mn>2</mn>
              </msubsup>
            </mrow>
          </mfrac>
          <mo stretchy="false">−</mo>
          <mfrac>
            <msubsup>
              <mi>G</mi>
              <mi>b</mi>
              <mn>2</mn>
            </msubsup>
            <msubsup>
              <mi>G</mi>
              <mi>b</mi>
              <mn>2</mn>
            </msubsup>
          </mfrac>
        </mrow>
      </msqrt>
    </mrow>
    <annotation encoding="StarMath 5.0">X sub a + X sub 1 = +- {R sub a} sqrt {G sub b over {R sub a G sub b sup 2} - {G sub b sup 2} over {G sub b sup 2}}</annotation>
  </semantics>
</math>
</file>

<file path=Object 21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a + X sub 1 = +- {R sub a} sqrt {1 over {R sub a G sub b} - 1}</annotation>
  </semantics>
</math>
</file>

<file path=Object 22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- {R sub a} sqrt {1 over {R sub a G sub b} - 1}</annotation>
  </semantics>
</math>
</file>

<file path=Object 23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n>1</mn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</mfrac>
    </mrow>
    <annotation encoding="StarMath 5.0">( {G sub b + jB sub b + jB sub 2} ) ^ "*" = 1 over {R sub a + jX sub a + jX sub 1}


</annotation>
  </semantics>
</math>
</file>

<file path=Object 24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- {G sub b} sqrt {1 over {R sub a G sub b} - 1}</annotation>
  </semantics>
</math>
</file>

<file path=Object 2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+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 {R sub a} sqrt {1 over {R sub a G sub b} - 1}</annotation>
  </semantics>
</math>
</file>

<file path=Object 26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+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 {G sub b} sqrt {1 over {R sub a G sub b} - 1}</annotation>
  </semantics>
</math>
</file>

<file path=Object 2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−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- {R sub a} sqrt {1 over {R sub a G sub b} - 1}</annotation>
  </semantics>
</math>
</file>

<file path=Object 28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−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- {G sub b} sqrt {1 over {R sub a G sub b} - 1}</annotation>
  </semantics>
</math>
</file>

<file path=Object 29/content.xml><?xml version="1.0" encoding="utf-8"?>
<math xmlns="http://www.w3.org/1998/Math/MathML" display="block">
  <semantics>
    <msub>
      <mi mathvariant="italic">jX</mi>
      <mi>a</mi>
    </msub>
    <annotation encoding="StarMath 5.0">jX sub a</annotation>
  </semantics>
</math>
</file>

<file path=Object 3/content.xml><?xml version="1.0" encoding="utf-8"?>
<math xmlns="http://www.w3.org/1998/Math/MathML" display="block">
  <semantics>
    <mrow>
      <mrow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  <mo stretchy="false">=</mo>
        <msup>
          <mrow>
            <mo fence="true" stretchy="true">{</mo>
            <mrow>
              <mfrac>
                <mn>1</mn>
                <mrow>
                  <msub>
                    <mi>G</mi>
                    <mi>b</mi>
                  </msub>
                  <mo stretchy="false">+</mo>
                  <msub>
                    <mi mathvariant="italic">jB</mi>
                    <mi>b</mi>
                  </msub>
                  <mo stretchy="false">+</mo>
                  <msub>
                    <mi mathvariant="italic">jB</mi>
                    <mn>2</mn>
                  </msub>
                </mrow>
              </mfrac>
            </mrow>
            <mo fence="true" stretchy="true">}</mo>
          </mrow>
          <mtext>*</mtext>
        </msup>
      </mrow>
      <mi>.</mi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frac>
        </mrow>
        <mo fence="true" stretchy="true">}</mo>
      </mrow>
    </mrow>
    <annotation encoding="StarMath 5.0">R sub a + jX sub a + jX sub 1 = left lbrace {1} over {G sub b + jB sub b + jB sub 2} right rbrace ^ "*" . left lbrace {G sub b + jB sub b + jB sub 2} over {G sub b + jB sub b + jB sub 2} right rbrace


</annotation>
  </semantics>
</math>
</file>

<file path=Object 30/content.xml><?xml version="1.0" encoding="utf-8"?>
<math xmlns="http://www.w3.org/1998/Math/MathML" display="block">
  <semantics>
    <mfrac>
      <mn>1</mn>
      <msub>
        <mi>G</mi>
        <mi>b</mi>
      </msub>
    </mfrac>
    <annotation encoding="StarMath 5.0">1 over G sub b
</annotation>
  </semantics>
</math>
</file>

<file path=Object 31/content.xml><?xml version="1.0" encoding="utf-8"?>
<math xmlns="http://www.w3.org/1998/Math/MathML" display="block">
  <semantics>
    <mfrac>
      <mn>1</mn>
      <msub>
        <mi mathvariant="italic">jB</mi>
        <mi>b</mi>
      </msub>
    </mfrac>
    <annotation encoding="StarMath 5.0">1 over jB sub b</annotation>
  </semantics>
</math>
</file>

<file path=Object 32/content.xml><?xml version="1.0" encoding="utf-8"?>
<math xmlns="http://www.w3.org/1998/Math/MathML" display="block">
  <semantics>
    <mrow>
      <mfrac>
        <mn>1</mn>
        <msub>
          <mi>G</mi>
          <mi>b</mi>
        </msub>
      </mfrac>
      <mo stretchy="false">≥</mo>
      <msub>
        <mi>R</mi>
        <mi>a</mi>
      </msub>
    </mrow>
    <annotation encoding="StarMath 5.0">1 over G sub b &gt;= R sub a

</annotation>
  </semantics>
</math>
</file>

<file path=Object 33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B sub b + B sub 2 = (X sub a + X sub 1) over {R sub a sup 2 + (X sub a + X sub 1) sup 2}



</annotation>
  </semantics>
</math>
</file>

<file path=Object 34/content.xml><?xml version="1.0" encoding="utf-8"?>
<math xmlns="http://www.w3.org/1998/Math/MathML" display="block">
  <semantics>
    <mrow>
      <msub>
        <mi>G</mi>
        <mi>b</mi>
      </msub>
      <mrow>
        <msubsup>
          <mi>R</mi>
          <mi>a</mi>
          <mn>2</mn>
        </msubsup>
        <mo stretchy="false">+</mo>
        <msub>
          <mi>G</mi>
          <mi>b</mi>
        </msub>
      </mrow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sub>
          <mi>R</mi>
          <mi>a</mi>
        </msub>
      </mrow>
    </mrow>
    <annotation encoding="StarMath 5.0">G sub b R sub a sup 2 + G sub b (X sub a + X sub 1) sup 2 = R sub a

</annotation>
  </semantics>
</math>
</file>

<file path=Object 35/content.xml><?xml version="1.0" encoding="utf-8"?>
<math xmlns="http://www.w3.org/1998/Math/MathML" display="block">
  <semantics>
    <mrow>
      <msub>
        <mi>G</mi>
        <mi>b</mi>
      </msub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row>
          <msub>
            <mi>R</mi>
            <mi>a</mi>
          </msub>
          <mo stretchy="false">−</mo>
          <msub>
            <mi>G</mi>
            <mi>b</mi>
          </msub>
        </mrow>
      </mrow>
      <msubsup>
        <mi>R</mi>
        <mi>a</mi>
        <mn>2</mn>
      </msubsup>
    </mrow>
    <annotation encoding="StarMath 5.0">G sub b (X sub a + X sub 1) sup 2 = R sub a -G sub b R sub a sup 2

</annotation>
  </semantics>
</math>
</file>

<file path=Object 36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n>2</mn>
      </msup>
      <mo stretchy="false">=</mo>
      <mrow>
        <mfrac>
          <msub>
            <mi>R</mi>
            <mi>a</mi>
          </msub>
          <msub>
            <mi>G</mi>
            <mi>b</mi>
          </msub>
        </mfrac>
        <mo stretchy="false">−</mo>
        <msubsup>
          <mi>R</mi>
          <mi>a</mi>
          <mn>2</mn>
        </msubsup>
      </mrow>
    </mrow>
    <annotation encoding="StarMath 5.0">(X sub a + X sub 1) sup 2 = R sub a over G sub b - R sub a sup 2

</annotation>
  </semantics>
</math>
</file>

<file path=Object 3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row>
        <mo stretchy="false">±</mo>
        <msqrt>
          <mrow>
            <mfrac>
              <msub>
                <mi>R</mi>
                <mi>a</mi>
              </msub>
              <msub>
                <mi>G</mi>
                <mi>b</mi>
              </msub>
            </mfrac>
            <mo stretchy="false">−</mo>
            <msubsup>
              <mi>R</mi>
              <mi>a</mi>
              <mn>2</mn>
            </msubsup>
          </mrow>
        </msqrt>
      </mrow>
    </mrow>
    <annotation encoding="StarMath 5.0">X sub a + X sub 1 = +-sqrt{ R sub a over G sub b - R sub a sup 2}

</annotation>
  </semantics>
</math>
</file>

<file path=Object 38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frac>
          <msub>
            <mi>R</mi>
            <mi>a</mi>
          </msub>
          <msub>
            <mi>G</mi>
            <mi>b</mi>
          </msub>
        </mfrac>
      </mfrac>
    </mrow>
    <annotation encoding="StarMath 5.0">B sub b + B sub 2 = +-sqrt{ R sub a over G sub b - R sub a sup 2} over {R sub a over G sub b}



</annotation>
  </semantics>
</math>
</file>

<file path=Object 39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sub>
              <mi>R</mi>
              <mi>a</mi>
            </msub>
            <mrow>
              <msubsup>
                <mi>R</mi>
                <mi>a</mi>
                <mn>2</mn>
              </msubsup>
              <msub>
                <mi>G</mi>
                <mi>b</mi>
              </msub>
            </mrow>
          </mfrac>
          <mo stretchy="false">−</mo>
          <mfrac>
            <msubsup>
              <mi>R</mi>
              <mi>a</mi>
              <mn>2</mn>
            </msubsup>
            <msubsup>
              <mi>R</mi>
              <mi>a</mi>
              <mn>2</mn>
            </msubsup>
          </mfrac>
        </mrow>
      </msqrt>
    </mrow>
    <annotation encoding="StarMath 5.0">B sub b + B sub 2 = +-G sub b sqrt{ R sub a over {R sub a sup 2 G sub b} - R sub a sup 2 over R sub a sup 2}



</annotation>
  </semantics>
</math>
</file>

<file path=Object 4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sup>
                <mi>G</mi>
                <mi>b</mi>
                <mn>2</mn>
              </msubsup>
              <mo stretchy="false">+</mo>
              <msup>
                <mrow>
                  <mo fence="true" stretchy="false">(</mo>
                  <mrow>
                    <mrow>
                      <msub>
                        <mi>B</mi>
                        <mi>b</mi>
                      </msub>
                      <mo stretchy="false">+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frac>
        </mrow>
        <mo fence="true" stretchy="true">}</mo>
      </mrow>
    </mrow>
    <annotation encoding="StarMath 5.0">R sub a + jX sub a + jX sub 1 = left lbrace {G sub b + jB sub b + jB sub 2} over {G sub b sup 2 + (B sub b + B sub 2) sup 2} right rbrace


</annotation>
  </semantics>
</math>
</file>

<file path=Object 40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b + B sub 2 = +-G sub b sqrt{ 1 over {R sub a G sub b} - 1}



</annotation>
  </semantics>
</math>
</file>

<file path=Object 41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frac>
            <msub>
              <mi>G</mi>
              <mi>b</mi>
            </msub>
            <msub>
              <mi>R</mi>
              <mi>a</mi>
            </msub>
          </mfrac>
        </mrow>
      </mrow>
      <msqrt>
        <mrow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sqrt>
    </mrow>
    <annotation encoding="StarMath 5.0">B sub b + B sub 2 = +- {G sub b over R sub a} sqrt{ R sub a over {G sub b} - R sub a sup 2}



</annotation>
  </semantics>
</math>
</file>

<file path=Object 42/content.xml><?xml version="1.0" encoding="utf-8"?>
<math xmlns="http://www.w3.org/1998/Math/MathML" display="block">
  <semantics>
    <mrow>
      <msub>
        <mi>X</mi>
        <mn>1</mn>
      </msub>
      <mtext>and</mtext>
      <msub>
        <mi>B</mi>
        <mn>2</mn>
      </msub>
    </mrow>
    <annotation encoding="StarMath 5.0">X sub 1 "and" B sub 2
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44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45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46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47/content.xml><?xml version="1.0" encoding="utf-8"?>
<math xmlns="http://www.w3.org/1998/Math/MathML" display="block">
  <semantics>
    <mrow>
      <msub>
        <mi>X</mi>
        <mn>1</mn>
      </msub>
      <mtext>or</mtext>
      <msub>
        <mi>B</mi>
        <mn>2</mn>
      </msub>
    </mrow>
    <annotation encoding="StarMath 5.0">X sub 1 "or" B sub 2</annotation>
  </semantics>
</math>
</file>

<file path=Object 48/content.xml><?xml version="1.0" encoding="utf-8"?>
<math xmlns="http://www.w3.org/1998/Math/MathML" display="block">
  <semantics>
    <mrow>
      <mo stretchy="false">±</mo>
      <mi mathvariant="italic">radicals</mi>
    </mrow>
    <annotation encoding="StarMath 5.0">+- radicals</annotation>
  </semantics>
</math>
</file>

<file path=Object 49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/content.xml><?xml version="1.0" encoding="utf-8"?>
<math xmlns="http://www.w3.org/1998/Math/MathML" display="block">
  <semantics>
    <mrow>
      <msub>
        <mi>R</mi>
        <mi>a</mi>
      </msub>
      <mo stretchy="false">=</mo>
      <mfrac>
        <msub>
          <mi>G</mi>
          <mi>b</mi>
        </msub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R sub a = G sub b over {G sub b sup 2 + (B sub b + B sub 2) sup 2}</annotation>
  </semantics>
</math>
</file>

<file path=Object 50/content.xml><?xml version="1.0" encoding="utf-8"?>
<math xmlns="http://www.w3.org/1998/Math/MathML" display="block">
  <semantics>
    <mrow>
      <mrow>
        <mi>γ</mi>
        <mo stretchy="false">=</mo>
        <mrow>
          <mi>α</mi>
          <mo stretchy="false">+</mo>
          <mi>j</mi>
        </mrow>
      </mrow>
      <mi>β</mi>
    </mrow>
    <annotation encoding="StarMath 5.0">%gamma = %alpha + j%beta</annotation>
  </semantics>
</math>
</file>

<file path=Object 51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feet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feet) times 0.11513 (nepers per dB)} over {100}</annotation>
  </semantics>
</math>
</file>

<file path=Object 52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meters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meters) times 0.11513 (nepers per dB)} over {100}</annotation>
  </semantics>
</math>
</file>

<file path=Object 53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54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5/content.xml><?xml version="1.0" encoding="utf-8"?>
<math xmlns="http://www.w3.org/1998/Math/MathML" display="block">
  <semantics>
    <mrow>
      <mrow>
        <msub>
          <mi>Z</mi>
          <mi>L</mi>
        </msub>
        <mo stretchy="false">=</mo>
        <msub>
          <mi>Z</mi>
          <mn>0</mn>
        </msub>
      </mrow>
      <mfrac>
        <mrow>
          <msub>
            <mi>Z</mi>
            <mtext>in</mtext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text>in</mtext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L = Z sub 0 {Z sub "in" cosh(%gamma ℓ) - Z sub 0 sinh(%gamma ℓ)} over {Z sub 0 cosh(%gamma ℓ) - Z sub "in" sinh(%gamma ℓ)}</annotation>
  </semantics>
</math>
</file>

<file path=Object 56/content.xml><?xml version="1.0" encoding="utf-8"?>
<math xmlns="http://www.w3.org/1998/Math/MathML" display="block">
  <semantics>
    <mrow>
      <mstyle mathvariant="italic">
        <mtext>vf</mtext>
      </mstyle>
      <mo stretchy="false">=</mo>
      <mfrac>
        <mstyle mathvariant="italic">
          <mtext>speed of electrical wave in transmission line</mtext>
        </mstyle>
        <mstyle mathvariant="italic">
          <mtext>speed of electrical wave in vacuum</mtext>
        </mstyle>
      </mfrac>
    </mrow>
    <annotation encoding="StarMath 5.0">italic {"vf"} = {alignc italic "speed of electrical wave in transmission line"} over {alignc italic "speed of electrical wave in vacuum"}</annotation>
  </semantics>
</math>
</file>

<file path=Object 57/content.xml><?xml version="1.0" encoding="utf-8"?>
<math xmlns="http://www.w3.org/1998/Math/MathML" display="block">
  <semantics>
    <mrow>
      <mi>λ</mi>
      <mo stretchy="false">=</mo>
      <mfrac>
        <mrow>
          <mrow>
            <mi mathvariant="italic">vf</mi>
            <mo stretchy="false">×</mo>
            <mi mathvariant="italic">speed</mi>
          </mrow>
          <mi mathvariant="italic">of</mi>
          <mi mathvariant="italic">light</mi>
        </mrow>
        <mi mathvariant="italic">frequency</mi>
      </mfrac>
    </mrow>
    <annotation encoding="StarMath 5.0">%lambda = {vf times speed of light} over frequency</annotation>
  </semantics>
</math>
</file>

<file path=Object 58/content.xml><?xml version="1.0" encoding="utf-8"?>
<math xmlns="http://www.w3.org/1998/Math/MathML" display="block">
  <semantics>
    <mrow>
      <mi>β</mi>
      <mo stretchy="false">=</mo>
      <mfrac>
        <mrow>
          <mn>2</mn>
          <mi>π</mi>
        </mrow>
        <mi>λ</mi>
      </mfrac>
    </mrow>
    <annotation encoding="StarMath 5.0">%beta = {2%pi} over %lambda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sub>
            <mi>Z</mi>
            <mn>0</mn>
          </msub>
        </mrow>
        <mo fence="true" stretchy="true">|</mo>
      </mrow>
      <mo stretchy="false">=</mo>
      <msqrt>
        <mrow>
          <msubsup>
            <mi>R</mi>
            <mn>0</mn>
            <mn>2</mn>
          </msubsup>
          <mo stretchy="false">+</mo>
          <msubsup>
            <mi>X</mi>
            <mn>0</mn>
            <mn>2</mn>
          </msubsup>
        </mrow>
      </msqrt>
    </mrow>
    <annotation encoding="StarMath 5.0">abs{Z sub 0} = sqrt{R sub 0 sup 2 + X sub 0
 sup 2}</annotation>
  </semantics>
</math>
</file>

<file path=Object 6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sub>
            <mi>B</mi>
            <mi>b</mi>
          </msub>
          <mo stretchy="false">+</mo>
          <msub>
            <mi>B</mi>
            <mn>2</mn>
          </msub>
        </mrow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X sub a + X sub 1 = {B sub b + B sub 2} over {G sub b sup 2 + (B sub b + B sub 2) sup 2}</annotation>
  </semantics>
</math>
</file>

<file path=Object 60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o stretchy="false">−</mo>
          <msub>
            <mi>R</mi>
            <mn>0</mn>
          </msub>
        </mrow>
      </mrow>
      <mfrac>
        <mi>α</mi>
        <mi>β</mi>
      </mfrac>
    </mrow>
    <annotation encoding="StarMath 5.0">X sub 0 = -R sub 0 {%alpha over %beta}</annotation>
  </semantics>
</math>
</file>

<file path=Object 61/content.xml><?xml version="1.0" encoding="utf-8"?>
<math xmlns="http://www.w3.org/1998/Math/MathML" display="block">
  <semantics>
    <mrow>
      <msub>
        <mi>R</mi>
        <mn>0</mn>
      </msub>
      <mo stretchy="false">=</mo>
      <mfrac>
        <mrow>
          <mo fence="true" stretchy="true">|</mo>
          <mrow>
            <msub>
              <mi>Z</mi>
              <mn>0</mn>
            </msub>
          </mrow>
          <mo fence="true" stretchy="true">|</mo>
        </mrow>
        <msqrt>
          <mrow>
            <mn>1</mn>
            <mo stretchy="false">+</mo>
            <msup>
              <mrow>
                <mo fence="true" stretchy="true">{</mo>
                <mrow>
                  <mfrac>
                    <mi>α</mi>
                    <mi>β</mi>
                  </mfrac>
                </mrow>
                <mo fence="true" stretchy="true">}</mo>
              </mrow>
              <mn>2</mn>
            </msup>
          </mrow>
        </msqrt>
      </mfrac>
    </mrow>
    <annotation encoding="StarMath 5.0">R sub 0 = abs{Z sub 0} over {sqrt{1 + left lbrace {α over β} right rbrace sup 2 }}</annotation>
  </semantics>
</math>
</file>

<file path=Object 62/content.xml><?xml version="1.0" encoding="utf-8"?>
<math xmlns="http://www.w3.org/1998/Math/MathML" display="block">
  <semantics>
    <mrow>
      <mrow>
        <msub>
          <mi>Z</mi>
          <mtext>in</mtext>
        </msub>
        <mo stretchy="false">=</mo>
        <msub>
          <mi>Z</mi>
          <mn>0</mn>
        </msub>
      </mrow>
      <mfrac>
        <mrow>
          <msub>
            <mi>Z</mi>
            <mi>L</mi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i>L</mi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"in" = Z sub 0 {Z sub L cosh(%gamma ℓ) + Z sub 0 sinh(%gamma ℓ)} over { Z sub 0 cosh(%gamma ℓ) + Z sub L sinh(%gamma ℓ)}</annotation>
  </semantics>
</math>
</file>

<file path=Object 63/content.xml><?xml version="1.0" encoding="utf-8"?>
<math xmlns="http://www.w3.org/1998/Math/MathML" display="block">
  <semantics>
    <mrow>
      <mrow>
        <msub>
          <mi>V</mi>
          <mi>ℓ</mi>
        </msub>
        <mo stretchy="false">=</mo>
        <msub>
          <mi>V</mi>
          <mtext>in</mtext>
        </msub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n>0</mn>
                    </msub>
                    <msub>
                      <mi>Z</mi>
                      <mtext>in</mtext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V sub ℓ = V sub "in" left lbrace cosh(%gamma ℓ) - left (Z sub 0 over Z sub "in" right )sinh(%gamma ℓ) right rbrace</annotation>
  </semantics>
</math>
</file>

<file path=Object 64/content.xml><?xml version="1.0" encoding="utf-8"?>
<math xmlns="http://www.w3.org/1998/Math/MathML" display="block">
  <semantics>
    <mi>ℓ</mi>
    <annotation encoding="StarMath 5.0">ℓ</annotation>
  </semantics>
</math>
</file>

<file path=Object 65/content.xml><?xml version="1.0" encoding="utf-8"?>
<math xmlns="http://www.w3.org/1998/Math/MathML" display="block">
  <semantics>
    <mi>ℓ</mi>
    <annotation encoding="StarMath 5.0">ℓ</annotation>
  </semantics>
</math>
</file>

<file path=Object 66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67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68/content.xml><?xml version="1.0" encoding="utf-8"?>
<math xmlns="http://www.w3.org/1998/Math/MathML" display="block">
  <semantics>
    <mrow>
      <mrow>
        <msub>
          <mi>I</mi>
          <mi>ℓ</mi>
        </msub>
        <mo stretchy="false">=</mo>
        <mfrac>
          <msub>
            <mi>V</mi>
            <mtext>in</mtext>
          </msub>
          <msub>
            <mi>Z</mi>
            <mtext>in</mtext>
          </msub>
        </mfrac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text>in</mtext>
                    </msub>
                    <msub>
                      <mi>Z</mi>
                      <mn>0</mn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I sub ℓ = {V sub "in"} over {Z sub "in"} left lbrace cosh(%gamma ℓ) - left (Z sub "in" over Z sub 0 right )sinh(%gamma ℓ) right rbrace</annotation>
  </semantics>
</math>
</file>

<file path=Object 69/content.xml><?xml version="1.0" encoding="utf-8"?>
<math xmlns="http://www.w3.org/1998/Math/MathML" display="block">
  <semantics>
    <mi>γ</mi>
    <annotation encoding="StarMath 5.0">γ</annotation>
  </semantics>
</math>
</file>

<file path=Object 7/content.xml><?xml version="1.0" encoding="utf-8"?>
<math xmlns="http://www.w3.org/1998/Math/MathML" display="block">
  <semantics>
    <mrow>
      <msub>
        <mi>B</mi>
        <mi>b</mi>
      </msub>
      <mo stretchy="false">+</mo>
      <msub>
        <mi>B</mi>
        <mn>2</mn>
      </msub>
    </mrow>
    <annotation encoding="StarMath 5.0">B sub b + B sub 2
</annotation>
  </semantics>
</math>
</file>

<file path=Object 70/content.xml><?xml version="1.0" encoding="utf-8"?>
<math xmlns="http://www.w3.org/1998/Math/MathML" display="block">
  <semantics>
    <mi>ℓ</mi>
    <annotation encoding="StarMath 5.0">ℓ</annotation>
  </semantics>
</math>
</file>

<file path=Object 74/content.xml><?xml version="1.0" encoding="utf-8"?>
<math xmlns="http://www.w3.org/1998/Math/MathML" display="block">
  <semantics>
    <mi>ℓ</mi>
    <annotation encoding="StarMath 5.0">ℓ</annotation>
  </semantics>
</math>
</file>

<file path=Object 75/content.xml><?xml version="1.0" encoding="utf-8"?>
<math xmlns="http://www.w3.org/1998/Math/MathML" display="block">
  <semantics>
    <mrow>
      <mo fence="true" stretchy="false">(</mo>
      <mrow>
        <mi>λ</mi>
      </mrow>
      <mo fence="true" stretchy="false">)</mo>
    </mrow>
    <annotation encoding="StarMath 5.0">(%lambda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i>β</mi>
      </mrow>
      <mo fence="true" stretchy="false">)</mo>
    </mrow>
    <annotation encoding="StarMath 5.0">(%beta) </annotation>
  </semantics>
</math>
</file>

<file path=Object 77/content.xml><?xml version="1.0" encoding="utf-8"?>
<math xmlns="http://www.w3.org/1998/Math/MathML" display="block">
  <semantics>
    <mrow>
      <mo fence="true" stretchy="false">(</mo>
      <mrow>
        <mi>α</mi>
      </mrow>
      <mo fence="true" stretchy="false">)</mo>
    </mrow>
    <annotation encoding="StarMath 5.0">(%alpha)</annotation>
  </semantics>
</math>
</file>

<file path=Object 78/content.xml><?xml version="1.0" encoding="utf-8"?>
<math xmlns="http://www.w3.org/1998/Math/MathML" display="block">
  <semantics>
    <mi>β</mi>
    <annotation encoding="StarMath 5.0">%beta</annotation>
  </semantics>
</math>
</file>

<file path=Object 79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>
  <semantics>
    <mrow>
      <msub>
        <mi>R</mi>
        <mi>a</mi>
      </msub>
      <mrow>
        <msubsup>
          <mi>G</mi>
          <mi>b</mi>
          <mn>2</mn>
        </msubsup>
        <mo stretchy="false">+</mo>
        <msub>
          <mi>R</mi>
          <mi>a</mi>
        </msub>
      </mrow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sub>
          <mi>G</mi>
          <mi>b</mi>
        </msub>
      </mrow>
    </mrow>
    <annotation encoding="StarMath 5.0">R sub a G sub b sup 2 + R sub a (B sub b + B sub 2) sup 2 = G sub b</annotation>
  </semantics>
</math>
</file>

<file path=Object 8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6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8/content.xml><?xml version="1.0" encoding="utf-8"?>
<math xmlns="http://www.w3.org/1998/Math/MathML" display="block">
  <semantics>
    <mrow>
      <mo fence="true" stretchy="true">|</mo>
      <mrow>
        <msub>
          <mi>Z</mi>
          <mn>0</mn>
        </msub>
      </mrow>
      <mo fence="true" stretchy="true">|</mo>
    </mrow>
    <annotation encoding="StarMath 5.0">abs{Z sub 0}</annotation>
  </semantics>
</math>
</file>

<file path=Object 89/content.xml><?xml version="1.0" encoding="utf-8"?>
<math xmlns="http://www.w3.org/1998/Math/MathML" display="block">
  <semantics>
    <mrow>
      <mi>α</mi>
      <mi>,</mi>
      <mi>β</mi>
      <mi>,</mi>
      <mtext>and</mtext>
      <mrow>
        <mo fence="true" stretchy="true">|</mo>
        <mrow>
          <msub>
            <mi>Z</mi>
            <mn>0</mn>
          </msub>
        </mrow>
        <mo fence="true" stretchy="true">|</mo>
      </mrow>
    </mrow>
    <annotation encoding="StarMath 5.0">%alpha, %beta, "and" abs{ Z sub 0}</annotation>
  </semantics>
</math>
</file>

<file path=Object 9/content.xml><?xml version="1.0" encoding="utf-8"?>
<math xmlns="http://www.w3.org/1998/Math/MathML" display="block">
  <semantics>
    <mrow>
      <msub>
        <mi>R</mi>
        <mi>a</mi>
      </msub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row>
          <msub>
            <mi>G</mi>
            <mi>b</mi>
          </msub>
          <mo stretchy="false">−</mo>
          <msub>
            <mi>R</mi>
            <mi>a</mi>
          </msub>
        </mrow>
      </mrow>
      <msubsup>
        <mi>G</mi>
        <mi>b</mi>
        <mn>2</mn>
      </msubsup>
    </mrow>
    <annotation encoding="StarMath 5.0">R sub a (B sub b + B sub 2) sup 2 = G sub b - R sub a G sub b sup 2</annotation>
  </semantics>
</math>
</file>

<file path=Object 9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2/content.xml><?xml version="1.0" encoding="utf-8"?>
<math xmlns="http://www.w3.org/1998/Math/MathML" display="block">
  <semantics>
    <mrow>
      <mrow>
        <msub>
          <mi>Z</mi>
          <mn>0</mn>
        </msub>
        <mo stretchy="false">=</mo>
        <msub>
          <mi>R</mi>
          <mn>0</mn>
        </msub>
      </mrow>
      <mi>–</mi>
      <msub>
        <mi mathvariant="italic">jX</mi>
        <mn>0</mn>
      </msub>
    </mrow>
    <annotation encoding="StarMath 5.0">Z sub 0 = R sub 0 – jX sub 0</annotation>
  </semantics>
</math>
</file>

<file path=Object 94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5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9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